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loext:fill-use-slide-background="false" draw:textarea-horizontal-align="justify" draw:textarea-vertical-align="middle" draw:auto-grow-height="false" fo:min-height="16.75cm" fo:min-width="17.8cm" loext:decorative="false"/>
    </style:style>
    <style:style style:name="gr2" style:family="graphic" style:parent-style-name="standard">
      <style:graphic-properties svg:stroke-color="#000000" draw:fill="solid" draw:fill-color="#eeeeee" loext:fill-use-slide-background="false" draw:textarea-horizontal-align="justify" draw:textarea-vertical-align="middle" draw:auto-grow-height="false" fo:min-height="5.166cm" fo:min-width="15.616cm" draw:shadow="hidden" loext:decorative="false"/>
    </style:style>
    <style:style style:name="gr3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6.744cm" fo:min-width="7.444cm" draw:shadow="hidden" loext:decorative="false"/>
    </style:style>
    <style:style style:name="gr4" style:family="graphic" style:parent-style-name="standard">
      <style:graphic-properties svg:stroke-color="#000000" draw:fill="solid" draw:fill-color="#dddddd" loext:fill-use-slide-background="false" draw:textarea-horizontal-align="justify" draw:textarea-vertical-align="middle" draw:auto-grow-height="false" fo:min-height="6.817cm" fo:min-width="5.818cm" draw:shadow="hidden" loext:decorative="false"/>
    </style:style>
    <style:style style:name="gr5" style:family="graphic">
      <style:graphic-properties loext:decorative="false"/>
    </style:style>
    <style:style style:name="gr6" style:family="graphic" style:parent-style-name="standard">
      <style:graphic-properties svg:stroke-color="#000000" draw:fill="solid" draw:fill-color="#3465a4" draw:textarea-horizontal-align="center" draw:textarea-vertical-align="middle" draw:auto-grow-height="false" fo:min-height="0.653cm" fo:min-width="4.404cm" draw:shadow="hidden" loext:decorative="false"/>
    </style:style>
    <style:style style:name="gr7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false" fo:min-height="0.653cm" fo:min-width="4.404cm" draw:shadow="hidden" loext:decorative="false"/>
    </style:style>
    <style:style style:name="gr8" style:family="graphic" style:parent-style-name="standard">
      <style:graphic-properties svg:stroke-color="#000000" draw:fill="solid" draw:fill-color="#3465a4" draw:textarea-horizontal-align="center" draw:textarea-vertical-align="middle" draw:auto-grow-height="false" fo:min-height="0.653cm" fo:min-width="4.422cm" draw:shadow="hidden" loext:decorative="false"/>
    </style:style>
    <style:style style:name="gr9" style:family="graphic" style:parent-style-name="standard">
      <style:graphic-properties draw:stroke="none" svg:stroke-color="#000000" draw:fill="solid" draw:fill-color="#ffffff" draw:textarea-horizontal-align="center" draw:textarea-vertical-align="middle" draw:auto-grow-height="false" fo:min-height="0.653cm" fo:min-width="4.422cm" draw:shadow="hidden" loext:decorative="false"/>
    </style:style>
    <style:style style:name="gr10" style:family="graphic" style:parent-style-name="standard">
      <style:graphic-properties draw:stroke="none" svg:stroke-color="#000000" draw:fill="solid" draw:fill-color="#000000" draw:textarea-horizontal-align="center" draw:textarea-vertical-align="middle" draw:auto-grow-height="true" draw:auto-grow-width="false" fo:min-height="0.75cm" draw:shadow="hidden" loext:decorative="false"/>
    </style:style>
    <style:style style:name="gr11" style:family="graphic" style:parent-style-name="standard">
      <style:graphic-properties svg:stroke-color="#000000" draw:fill="solid" draw:fill-color="#acb20c" loext:fill-use-slide-background="false" draw:textarea-horizontal-align="center" draw:textarea-vertical-align="middle" draw:auto-grow-height="false" fo:min-height="0.653cm" fo:min-width="4.422cm" draw:shadow="hidden" loext:decorative="false"/>
    </style:style>
    <style:style style:name="gr12" style:family="graphic" style:parent-style-name="standard">
      <style:graphic-properties draw:stroke="none" svg:stroke-color="#000000" draw:fill="solid" draw:fill-color="#000000" loext:fill-use-slide-background="false" draw:textarea-horizontal-align="center" draw:textarea-vertical-align="middle" draw:auto-grow-height="false" fo:min-height="0.653cm" fo:min-width="4.422cm" draw:shadow="hidden" loext:decorative="false"/>
    </style:style>
    <style:style style:name="gr13" style:family="graphic" style:parent-style-name="standard">
      <style:graphic-properties svg:stroke-color="#000000" draw:fill="gradient" draw:fill-color="#ff0000" draw:fill-gradient-name="Gradient_20_1" draw:gradient-step-count="0" draw:textarea-horizontal-align="center" draw:textarea-vertical-align="middle" draw:auto-grow-height="false" fo:min-height="0.653cm" fo:min-width="6.404cm" draw:shadow="hidden" loext:decorative="false"/>
    </style:style>
    <style:style style:name="gr14" style:family="graphic" style:parent-style-name="standard">
      <style:graphic-properties draw:stroke="none" svg:stroke-color="#000000" draw:fill="solid" draw:fill-color="#ffffff" draw:gradient-step-count="0" draw:textarea-horizontal-align="center" draw:textarea-vertical-align="middle" draw:auto-grow-height="false" fo:min-height="0.653cm" fo:min-width="6.404cm" draw:shadow="hidden" loext:decorative="false"/>
    </style:style>
    <style:style style:name="gr15" style:family="graphic" style:parent-style-name="standard">
      <style:graphic-properties draw:stroke="solid" draw:stroke-dash="Double_20_Dash_20_Dot" svg:stroke-width="0.1cm" svg:stroke-color="#b2b2b2" draw:marker-start-width="0.35cm" draw:marker-end-width="0.35cm" draw:fill="solid" draw:fill-color="#808080" draw:textarea-horizontal-align="justify" draw:textarea-vertical-align="middle" draw:auto-grow-height="false" fo:min-height="0.104cm" fo:min-width="0cm" fo:padding-top="0.175cm" fo:padding-bottom="0.175cm" fo:padding-left="0.3cm" fo:padding-right="0.3cm" fo:wrap-option="wrap" draw:shadow="hidden" loext:decorative="false"/>
    </style:style>
    <style:style style:name="gr16" style:family="graphic" style:parent-style-name="standard">
      <style:graphic-properties svg:stroke-color="#000000" draw:fill="gradient" draw:fill-color="#ffff38" draw:fill-gradient-name="Gradient_20_5" draw:gradient-step-count="0" draw:fill-hatch-solid="true" loext:fill-use-slide-background="false" draw:textarea-horizontal-align="center" draw:textarea-vertical-align="middle" draw:auto-grow-height="false" fo:min-height="0.653cm" fo:min-width="4.422cm" draw:shadow="hidden" loext:decorative="false"/>
    </style:style>
    <style:style style:name="gr17" style:family="graphic" style:parent-style-name="standard">
      <style:graphic-properties draw:stroke="none" svg:stroke-color="#000000" draw:fill="solid" draw:fill-color="#ffffff" draw:gradient-step-count="0" draw:fill-hatch-solid="true" loext:fill-use-slide-background="false" draw:textarea-horizontal-align="center" draw:textarea-vertical-align="middle" draw:auto-grow-height="false" fo:min-height="0.653cm" fo:min-width="4.422cm" draw:shadow="hidden" loext:decorative="false"/>
    </style:style>
    <style:style style:name="gr18" style:family="graphic" style:parent-style-name="standard">
      <style:graphic-properties svg:stroke-color="#000000" draw:fill="gradient" draw:fill-color="#ffff38" draw:fill-gradient-name="Gradient_20_4" draw:gradient-step-count="0" draw:fill-hatch-solid="true" loext:fill-use-slide-background="false" style:repeat="repeat" draw:textarea-horizontal-align="center" draw:textarea-vertical-align="middle" draw:auto-grow-height="false" fo:min-height="0.653cm" fo:min-width="4.422cm" draw:shadow="hidden" loext:decorative="false"/>
    </style:style>
    <style:style style:name="gr19" style:family="graphic" style:parent-style-name="standard">
      <style:graphic-properties draw:stroke="none" svg:stroke-color="#000000" draw:fill="solid" draw:fill-color="#ffffff" draw:gradient-step-count="0" draw:fill-hatch-solid="true" loext:fill-use-slide-background="false" style:repeat="repeat" draw:textarea-horizontal-align="center" draw:textarea-vertical-align="middle" draw:auto-grow-height="false" fo:min-height="0.653cm" fo:min-width="4.422cm" draw:shadow="hidden" loext:decorative="false"/>
    </style:style>
    <style:style style:name="gr20" style:family="graphic" style:parent-style-name="objectwithoutfill">
      <style:graphic-properties svg:stroke-width="0.1cm" svg:stroke-color="#3465a4" draw:marker-start-width="0.35cm" draw:marker-end="Concave" draw:marker-end-width="0.4cm" draw:stroke-linejoin="bevel" draw:fill="none" draw:textarea-horizontal-align="center" draw:textarea-vertical-align="middle" fo:padding-top="0.175cm" fo:padding-bottom="0.175cm" fo:padding-left="0.3cm" fo:padding-right="0.3cm" loext:decorative="false"/>
    </style:style>
    <style:style style:name="gr21" style:family="graphic" style:parent-style-name="standard">
      <style:graphic-properties svg:stroke-color="#000000" draw:fill="none" draw:fill-color="#dddddd" loext:fill-use-slide-background="false" draw:textarea-horizontal-align="justify" draw:textarea-vertical-align="middle" draw:auto-grow-height="false" fo:min-height="2.006cm" fo:min-width="4.656cm" draw:shadow="hidden" loext:decorative="false"/>
    </style:style>
    <style:style style:name="gr22" style:family="graphic" style:parent-style-name="objectwithoutfill">
      <style:graphic-properties draw:stroke="dash" draw:stroke-dash="Dot_20__28_Rounded_29_" svg:stroke-width="0.1cm" svg:stroke-color="#3465a4" draw:marker-start-width="0.35cm" draw:marker-end="Concave" draw:marker-end-width="0.4cm" svg:stroke-linecap="round" draw:fill="none" draw:textarea-horizontal-align="center" draw:textarea-vertical-align="middle" fo:padding-top="0.175cm" fo:padding-bottom="0.175cm" fo:padding-left="0.3cm" fo:padding-right="0.3cm" loext:decorative="false"/>
    </style:style>
    <style:style style:name="gr23" style:family="graphic" style:parent-style-name="objectwithoutfill">
      <style:graphic-properties draw:stroke="dash" draw:stroke-dash="Dot_20__28_Rounded_29_" svg:stroke-width="0.1cm" svg:stroke-color="#8d1d75" draw:marker-start-width="0.35cm" draw:marker-end="Concave" draw:marker-end-width="0.4cm" svg:stroke-linecap="round" draw:fill="none" draw:textarea-horizontal-align="center" draw:textarea-vertical-align="middle" fo:padding-top="0.175cm" fo:padding-bottom="0.175cm" fo:padding-left="0.3cm" fo:padding-right="0.3cm" loext:decorative="false"/>
    </style:style>
    <style:style style:name="gr24" style:family="graphic" style:parent-style-name="objectwithoutfill">
      <style:graphic-properties draw:stroke="dash" draw:stroke-dash="Dot_20__28_Rounded_29_" svg:stroke-width="0.1cm" svg:stroke-color="#808080" draw:marker-start-width="0.35cm" draw:marker-end="Concave" draw:marker-end-width="0.4cm" svg:stroke-linecap="round" draw:fill="none" draw:textarea-vertical-align="middle" fo:padding-top="0.175cm" fo:padding-bottom="0.175cm" fo:padding-left="0.3cm" fo:padding-right="0.3cm" loext:decorative="false"/>
    </style:style>
    <style:style style:name="gr25" style:family="graphic" style:parent-style-name="objectwithoutfill">
      <style:graphic-properties svg:stroke-width="0.1cm" svg:stroke-color="#acb20c" draw:marker-start-width="0.35cm" draw:marker-end="Concave" draw:marker-end-width="0.4cm" draw:stroke-linejoin="bevel" draw:fill="none" draw:textarea-horizontal-align="center" draw:textarea-vertical-align="middle" fo:padding-top="0.175cm" fo:padding-bottom="0.175cm" fo:padding-left="0.3cm" fo:padding-right="0.3cm" loext:decorative="false"/>
    </style:style>
    <style:style style:name="gr26" style:family="graphic" style:parent-style-name="objectwithoutfill">
      <style:graphic-properties svg:stroke-width="0.1cm" svg:stroke-color="#8d1d75" draw:marker-start-width="0.35cm" draw:marker-end="Concave" draw:marker-end-width="0.4cm" draw:fill="none" draw:textarea-horizontal-align="center" draw:textarea-vertical-align="middle" fo:padding-top="0.175cm" fo:padding-bottom="0.175cm" fo:padding-left="0.3cm" fo:padding-right="0.3cm" loext:decorative="false"/>
    </style:style>
    <style:style style:name="gr27" style:family="graphic" style:parent-style-name="objectwithoutfill">
      <style:graphic-properties svg:stroke-width="0.1cm" svg:stroke-color="#8d1d75" draw:marker-start-width="0.35cm" draw:marker-end="Concave" draw:marker-end-width="0.4cm" draw:stroke-linejoin="bevel" draw:fill="none" draw:textarea-horizontal-align="center" draw:textarea-vertical-align="middle" fo:padding-top="0.175cm" fo:padding-bottom="0.175cm" fo:padding-left="0.3cm" fo:padding-right="0.3cm" loext:decorative="false"/>
    </style:style>
    <style:style style:name="gr28" style:family="graphic" style:parent-style-name="objectwithoutfill">
      <style:graphic-properties svg:stroke-width="0.1cm" svg:stroke-color="#8d1d75" draw:marker-start-width="0.35cm" draw:marker-end="Concave" draw:marker-end-width="0.4cm" draw:stroke-linejoin="bevel" draw:fill="none" draw:textarea-vertical-align="middle" fo:padding-top="0.175cm" fo:padding-bottom="0.175cm" fo:padding-left="0.3cm" fo:padding-right="0.3cm" loext:decorative="false"/>
    </style:style>
    <style:style style:name="gr29" style:family="graphic" style:parent-style-name="objectwithoutfill">
      <style:graphic-properties svg:stroke-width="0.1cm" svg:stroke-color="#3465a4" draw:marker-start-width="0.35cm" draw:marker-end="Concave" draw:marker-end-width="0.4cm" draw:fill="none" draw:textarea-horizontal-align="center" draw:textarea-vertical-align="middle" fo:padding-top="0.175cm" fo:padding-bottom="0.175cm" fo:padding-left="0.3cm" fo:padding-right="0.3cm" loext:decorative="false"/>
    </style:style>
    <style:style style:name="gr30" style:family="graphic" style:parent-style-name="objectwithoutfill">
      <style:graphic-properties svg:stroke-width="0.1cm" svg:stroke-color="#acb20c" draw:marker-start-width="0.35cm" draw:marker-end="Concave" draw:marker-end-width="0.4cm" draw:fill="none" draw:textarea-horizontal-align="center" draw:textarea-vertical-align="middle" fo:padding-top="0.175cm" fo:padding-bottom="0.175cm" fo:padding-left="0.3cm" fo:padding-right="0.3cm" loext:decorative="false"/>
    </style:style>
    <style:style style:name="gr31" style:family="graphic" style:parent-style-name="standard">
      <style:graphic-properties svg:stroke-color="#000000" draw:fill="solid" draw:fill-color="#8d1d75" draw:textarea-horizontal-align="center" draw:textarea-vertical-align="middle" draw:auto-grow-height="false" fo:min-height="0.653cm" fo:min-width="4.404cm" draw:shadow="hidden" loext:decorative="false"/>
    </style:style>
    <style:style style:name="gr32" style:family="graphic" style:parent-style-name="standard">
      <style:graphic-properties svg:stroke-color="#000000" draw:fill="solid" draw:fill-color="#8d1d75" draw:textarea-horizontal-align="center" draw:textarea-vertical-align="middle" draw:auto-grow-height="false" fo:min-height="0.653cm" fo:min-width="4.422cm" draw:shadow="hidden" loext:decorative="false"/>
    </style:style>
    <style:style style:name="gr33" style:family="graphic" style:parent-style-name="standard">
      <style:graphic-properties svg:stroke-color="#000000" draw:fill="solid" draw:fill-color="#acb20c" loext:fill-use-slide-background="false" draw:textarea-vertical-align="middle" draw:auto-grow-height="false" fo:min-height="0.653cm" fo:min-width="4.422cm" style:writing-mode="lr-tb" loext:decorative="false"/>
      <style:paragraph-properties style:writing-mode="lr-tb"/>
    </style:style>
    <style:style style:name="gr34" style:family="graphic" style:parent-style-name="standard">
      <style:graphic-properties svg:stroke-color="#000000" draw:fill="gradient" draw:fill-color="#ffff38" draw:fill-gradient-name="Gradient_20_5" draw:gradient-step-count="0" draw:fill-hatch-solid="true" loext:fill-use-slide-background="false" draw:textarea-vertical-align="middle" draw:auto-grow-height="false" fo:min-height="0.653cm" fo:min-width="4.422cm" style:writing-mode="lr-tb" loext:decorative="false"/>
      <style:paragraph-properties style:writing-mode="lr-tb"/>
    </style:style>
    <style:style style:name="gr35" style:family="graphic" style:parent-style-name="standard">
      <style:graphic-properties svg:stroke-color="#000000" draw:fill="gradient" draw:fill-color="#ffff38" draw:fill-gradient-name="Gradient_20_4" draw:gradient-step-count="0" draw:fill-hatch-solid="true" loext:fill-use-slide-background="false" style:repeat="repeat" draw:textarea-vertical-align="middle" draw:auto-grow-height="false" fo:min-height="0.653cm" fo:min-width="4.422cm" style:writing-mode="lr-tb" loext:decorative="false"/>
      <style:paragraph-properties style:writing-mode="lr-tb"/>
    </style:style>
    <style:style style:name="gr36" style:family="graphic" style:parent-style-name="standard">
      <style:graphic-properties draw:stroke="none" draw:fill="none" fo:min-height="0.788cm" loext:decorative="false"/>
      <style:paragraph-properties style:writing-mode="lr-tb"/>
    </style:style>
    <style:style style:name="gr37" style:family="graphic" style:parent-style-name="standard">
      <style:graphic-properties draw:stroke="solid" draw:stroke-dash="Double_20_Dash_20_Dot" svg:stroke-width="0.1cm" svg:stroke-color="#b2b2b2" draw:marker-start-width="0.35cm" draw:marker-end-width="0.35cm" draw:fill="solid" draw:fill-color="#808080" draw:textarea-horizontal-align="justify" draw:textarea-vertical-align="middle" draw:auto-grow-height="false" fo:min-height="0.004cm" fo:min-width="0cm" fo:padding-top="0.175cm" fo:padding-bottom="0.175cm" fo:padding-left="0.3cm" fo:padding-right="0.3cm" fo:wrap-option="wrap" loext:decorative="false"/>
    </style:style>
    <style:style style:name="gr38" style:family="graphic" style:parent-style-name="objectwithoutfill">
      <style:graphic-properties svg:stroke-width="0.1cm" svg:stroke-color="#acb20c" draw:marker-start-width="0.35cm" draw:marker-end="Concave" draw:marker-end-width="0.4cm" draw:stroke-linejoin="bevel" draw:fill="none" draw:textarea-vertical-align="middle" fo:padding-top="0.175cm" fo:padding-bottom="0.175cm" fo:padding-left="0.3cm" fo:padding-right="0.3cm" loext:decorative="false"/>
    </style:style>
    <style:style style:name="gr39" style:family="graphic" style:parent-style-name="objectwithoutfill">
      <style:graphic-properties svg:stroke-width="0.1cm" svg:stroke-color="#3465a4" draw:marker-start-width="0.35cm" draw:marker-end="Concave" draw:marker-end-width="0.4cm" draw:stroke-linejoin="bevel" draw:fill="none" draw:textarea-vertical-align="middle" fo:padding-top="0.175cm" fo:padding-bottom="0.175cm" fo:padding-left="0.3cm" fo:padding-right="0.3cm" loext:decorative="false"/>
    </style:style>
    <style:style style:name="gr40" style:family="graphic" style:parent-style-name="standard">
      <style:graphic-properties svg:stroke-color="#000000" draw:fill="solid" draw:fill-color="#8d1d75" draw:textarea-vertical-align="middle" draw:auto-grow-height="false" fo:min-height="0.653cm" fo:min-width="4.422cm" style:writing-mode="lr-tb" loext:decorative="false"/>
      <style:paragraph-properties style:writing-mode="lr-tb"/>
    </style:style>
    <style:style style:name="gr41" style:family="graphic" style:parent-style-name="standard">
      <style:graphic-properties svg:stroke-color="#000000" draw:fill="solid" draw:fill-color="#3465a4" draw:textarea-vertical-align="middle" draw:auto-grow-height="false" fo:min-height="0.653cm" fo:min-width="4.404cm" style:writing-mode="lr-tb" loext:decorative="false"/>
      <style:paragraph-properties style:writing-mode="lr-tb"/>
    </style:style>
    <style:style style:name="gr42" style:family="graphic" style:parent-style-name="standard">
      <style:graphic-properties svg:stroke-color="#000000" draw:fill="gradient" draw:fill-color="#ffff38" draw:fill-gradient-name="Gradient_20_7" draw:gradient-step-count="0" draw:fill-hatch-solid="true" loext:fill-use-slide-background="false" style:repeat="repeat" draw:textarea-vertical-align="middle" draw:auto-grow-height="false" fo:min-height="0.653cm" fo:min-width="4.422cm" style:writing-mode="lr-tb" loext:decorative="false"/>
      <style:paragraph-properties style:writing-mode="lr-tb"/>
    </style:style>
    <style:style style:name="gr43" style:family="graphic" style:parent-style-name="objectwithoutfill">
      <style:graphic-properties svg:stroke-width="0.1cm" svg:stroke-color="#ff7b59" draw:marker-start-width="0.35cm" draw:marker-end="Concave" draw:marker-end-width="0.4cm" draw:stroke-linejoin="bevel" draw:fill="none" draw:textarea-vertical-align="middle" fo:padding-top="0.175cm" fo:padding-bottom="0.175cm" fo:padding-left="0.3cm" fo:padding-right="0.3cm" loext:decorative="false"/>
    </style:style>
    <style:style style:name="gr44" style:family="graphic" style:parent-style-name="standard">
      <style:graphic-properties svg:stroke-color="#000000" draw:fill="solid" draw:fill-color="#ff7b59" draw:textarea-vertical-align="middle" draw:auto-grow-height="false" fo:min-height="0.653cm" fo:min-width="4.404cm" style:writing-mode="lr-tb" loext:decorative="false"/>
      <style:paragraph-properties style:writing-mode="lr-tb"/>
    </style:style>
    <style:style style:name="gr45" style:family="graphic" style:parent-style-name="standard">
      <style:graphic-properties svg:stroke-color="#000000" draw:fill="gradient" draw:fill-color="#ffff38" draw:fill-gradient-name="Gradient_20_9" draw:gradient-step-count="0" draw:fill-hatch-solid="true" loext:fill-use-slide-background="false" style:repeat="repeat" draw:textarea-vertical-align="middle" draw:auto-grow-height="false" fo:min-height="0.653cm" fo:min-width="4.422cm" style:writing-mode="lr-tb" loext:decorative="false"/>
      <style:paragraph-properties style:writing-mode="lr-tb"/>
    </style:style>
    <style:style style:name="gr46" style:family="graphic" style:parent-style-name="objectwithoutfill">
      <style:graphic-properties svg:stroke-width="0.1cm" svg:stroke-color="#808080" draw:marker-start-width="0.35cm" draw:marker-end="Concave" draw:marker-end-width="0.4cm" draw:stroke-linejoin="bevel" draw:fill="none" draw:textarea-vertical-align="middle" fo:padding-top="0.175cm" fo:padding-bottom="0.175cm" fo:padding-left="0.3cm" fo:padding-right="0.3cm" loext:decorative="false"/>
    </style:style>
    <style:style style:name="gr47" style:family="graphic" style:parent-style-name="standard">
      <style:graphic-properties svg:stroke-color="#000000" draw:fill="solid" draw:fill-color="#808080" draw:textarea-vertical-align="middle" draw:auto-grow-height="false" fo:min-height="0.653cm" fo:min-width="4.404cm" style:writing-mode="lr-tb" loext:decorative="false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eeeeee"/>
      <style:paragraph-properties fo:text-align="center"/>
    </style:style>
    <style:style style:name="P3" style:family="paragraph">
      <loext:graphic-properties draw:fill="solid" draw:fill-color="#dddddd"/>
      <style:paragraph-properties fo:text-align="center"/>
    </style:style>
    <style:style style:name="P4" style:family="paragraph">
      <loext:graphic-properties draw:fill="solid" draw:fill-color="#3465a4"/>
      <style:paragraph-properties fo:text-align="center"/>
    </style:style>
    <style:style style:name="P5" style:family="paragraph">
      <loext:graphic-properties draw:fill="solid" draw:fill-color="#ffffff"/>
      <style:paragraph-properties fo:text-align="center"/>
    </style:style>
    <style:style style:name="P6" style:family="paragraph">
      <loext:graphic-properties draw:fill="solid" draw:fill-color="#000000"/>
      <style:paragraph-properties fo:text-align="center"/>
    </style:style>
    <style:style style:name="P7" style:family="paragraph">
      <loext:graphic-properties draw:fill="solid" draw:fill-color="#acb20c"/>
      <style:paragraph-properties fo:text-align="center"/>
    </style:style>
    <style:style style:name="P8" style:family="paragraph">
      <loext:graphic-properties draw:fill="gradient" draw:fill-color="#ff0000" draw:fill-gradient-name="Gradient_20_1" draw:gradient-step-count="0"/>
      <style:paragraph-properties fo:text-align="center"/>
    </style:style>
    <style:style style:name="P9" style:family="paragraph">
      <loext:graphic-properties draw:fill="solid" draw:fill-color="#ffffff" draw:gradient-step-count="0"/>
      <style:paragraph-properties fo:text-align="center"/>
    </style:style>
    <style:style style:name="P10" style:family="paragraph">
      <loext:graphic-properties draw:fill="solid" draw:fill-color="#808080"/>
      <style:paragraph-properties fo:text-align="center"/>
    </style:style>
    <style:style style:name="P11" style:family="paragraph">
      <loext:graphic-properties draw:fill="gradient" draw:fill-color="#ffff38" draw:fill-gradient-name="Gradient_20_5" draw:gradient-step-count="0" draw:fill-hatch-solid="true"/>
      <style:paragraph-properties fo:text-align="center"/>
    </style:style>
    <style:style style:name="P12" style:family="paragraph">
      <loext:graphic-properties draw:fill="solid" draw:fill-color="#ffffff" draw:gradient-step-count="0" draw:fill-hatch-solid="true"/>
      <style:paragraph-properties fo:text-align="center"/>
    </style:style>
    <style:style style:name="P13" style:family="paragraph">
      <loext:graphic-properties draw:fill="gradient" draw:fill-color="#ffff38" draw:fill-gradient-name="Gradient_20_4" draw:gradient-step-count="0" draw:fill-hatch-solid="true" style:repeat="repeat"/>
      <style:paragraph-properties fo:text-align="center"/>
    </style:style>
    <style:style style:name="P14" style:family="paragraph">
      <loext:graphic-properties draw:fill="solid" draw:fill-color="#ffffff" draw:gradient-step-count="0" draw:fill-hatch-solid="true" style:repeat="repeat"/>
      <style:paragraph-properties fo:text-align="center"/>
    </style:style>
    <style:style style:name="P15" style:family="paragraph">
      <loext:graphic-properties draw:fill="none" draw:fill-color="#dddddd"/>
      <style:paragraph-properties fo:text-align="center"/>
    </style:style>
    <style:style style:name="P16" style:family="paragraph">
      <loext:graphic-properties draw:fill="solid" draw:fill-color="#8d1d75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="solid" draw:fill-color="#acb20c"/>
      <style:paragraph-properties fo:text-align="center" style:writing-mode="lr-tb"/>
    </style:style>
    <style:style style:name="P19" style:family="paragraph">
      <loext:graphic-properties draw:fill="gradient" draw:fill-color="#ffff38" draw:fill-gradient-name="Gradient_20_5" draw:gradient-step-count="0" draw:fill-hatch-solid="true"/>
      <style:paragraph-properties fo:text-align="center" style:writing-mode="lr-tb"/>
    </style:style>
    <style:style style:name="P20" style:family="paragraph">
      <loext:graphic-properties draw:fill="gradient" draw:fill-color="#ffff38" draw:fill-gradient-name="Gradient_20_4" draw:gradient-step-count="0" draw:fill-hatch-solid="true" style:repeat="repeat"/>
      <style:paragraph-properties fo:text-align="center" style:writing-mode="lr-tb"/>
    </style:style>
    <style:style style:name="P21" style:family="paragraph">
      <style:paragraph-properties fo:margin-top="0.42cm" fo:margin-bottom="0.35cm"/>
    </style:style>
    <style:style style:name="P22" style:family="paragraph">
      <loext:graphic-properties draw:fill="none"/>
      <style:paragraph-properties fo:margin-top="0.42cm" fo:margin-bottom="0.35cm"/>
      <style:text-properties fo:font-size="20pt" style:font-size-asian="10pt" style:font-size-complex="10pt"/>
    </style:style>
    <style:style style:name="P23" style:family="paragraph">
      <loext:graphic-properties draw:fill="solid" draw:fill-color="#8d1d75"/>
      <style:paragraph-properties fo:text-align="center" style:writing-mode="lr-tb"/>
    </style:style>
    <style:style style:name="P24" style:family="paragraph">
      <loext:graphic-properties draw:fill="solid" draw:fill-color="#3465a4"/>
      <style:paragraph-properties fo:text-align="center" style:writing-mode="lr-tb"/>
    </style:style>
    <style:style style:name="P25" style:family="paragraph">
      <loext:graphic-properties draw:fill="gradient" draw:fill-color="#ffff38" draw:fill-gradient-name="Gradient_20_7" draw:gradient-step-count="0" draw:fill-hatch-solid="true" style:repeat="repeat"/>
      <style:paragraph-properties fo:text-align="center" style:writing-mode="lr-tb"/>
    </style:style>
    <style:style style:name="P26" style:family="paragraph">
      <loext:graphic-properties draw:fill="solid" draw:fill-color="#ff7b59"/>
      <style:paragraph-properties fo:text-align="center" style:writing-mode="lr-tb"/>
    </style:style>
    <style:style style:name="P27" style:family="paragraph">
      <loext:graphic-properties draw:fill="gradient" draw:fill-color="#ffff38" draw:fill-gradient-name="Gradient_20_9" draw:gradient-step-count="0" draw:fill-hatch-solid="true" style:repeat="repeat"/>
      <style:paragraph-properties fo:text-align="center" style:writing-mode="lr-tb"/>
    </style:style>
    <style:style style:name="P28" style:family="paragraph">
      <loext:graphic-properties draw:fill="solid" draw:fill-color="#808080"/>
      <style:paragraph-properties fo:text-align="center" style:writing-mode="lr-tb"/>
    </style:style>
    <style:style style:name="T1" style:family="text">
      <style:text-properties fo:language="en" fo:country="US"/>
    </style:style>
    <style:style style:name="T2" style:family="text">
      <style:text-properties fo:font-size="20pt" style:font-size-asian="10pt" style:font-size-complex="10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8.3cm" svg:height="17cm" svg:x="29.7cm" svg:y="3cm">
          <text:p/>
          <draw:enhanced-geometry svg:viewBox="0 0 21600 21600" draw:type="rectangle" draw:enhanced-path="M 0 0 L 21600 0 21600 21600 0 21600 0 0 Z N"/>
        </draw:custom-shape>
        <draw:path draw:style-name="gr2" draw:text-style-name="P2" draw:layer="layout" svg:width="16.7cm" svg:height="6cm" svg:x="30.3cm" svg:y="3.5cm" svg:viewBox="0 0 16701 6001" svg:d="M1000 0c-175 0-348 46-500 134s-278 214-366 366-134 325-134 500c0 1333 0 2667 0 4000v1c0 175 46 348 134 500s214 278 366 366 325 134 500 134c4900 0 9800 0 14700 0h1c175 0 348-46 500-134s278-214 366-366 134-325 134-500c0-1334 0-2667 0-4001 0-175-46-348-134-500s-214-278-366-366-325-134-500-134c-4900 0-9801 0-14701 0z">
          <text:p/>
        </draw:path>
        <draw:path draw:style-name="gr3" draw:text-style-name="P3" draw:layer="layout" svg:width="8.7cm" svg:height="7.75cm" svg:x="30.3cm" svg:y="11cm" svg:viewBox="0 0 8701 7751" svg:d="M1291 0h1c-227 0-450 60-646 173s-360 277-473 473-173 419-173 646c0 1722 0 3445 0 5167 0 227 60 450 173 646s277 360 473 473 419 173 646 173c2039 0 4078 0 6117 0 227 0 450-60 646-173s360-277 473-473 173-419 173-646c0-1723 0-3445 0-5168v1c0-227-60-450-173-646s-277-360-473-473-419-173-646-173c-2039 0-4079 0-6118 0z">
          <text:p/>
        </draw:path>
        <draw:path draw:style-name="gr4" draw:text-style-name="P3" draw:layer="layout" svg:width="7cm" svg:height="7.749cm" svg:x="40cm" svg:y="10.999cm" svg:viewBox="0 0 7001 7750" svg:d="M1166 0h1c-205 0-406 54-584 156-177 103-324 250-427 427-102 178-156 379-156 584 0 1805 0 3611 0 5416 0 205 54 406 156 584 103 177 250 324 427 427 178 102 379 156 584 156 1556 0 3111 0 4667 0 205 0 406-54 584-156 177-103 324-250 427-427 102-178 156-379 156-584 0-1806 0-3611 0-5417v1c0-205-54-406-156-584-103-177-250-324-427-427-178-102-379-156-584-156-1556 0-3112 0-4668 0z">
          <text:p/>
        </draw:path>
        <draw:g draw:style-name="gr5">
          <draw:path draw:style-name="gr6" draw:text-style-name="P4" draw:layer="layout" svg:width="5cm" svg:height="0.999cm" svg:x="41.018cm" svg:y="15.749cm" svg:viewBox="0 0 5001 1000" svg:d="M166 0h1c-30 0-58 8-84 22-25 15-46 36-61 61-14 26-22 54-22 84 0 222 0 444 0 666 0 30 8 58 22 84 15 25 36 46 61 61 26 14 54 22 84 22 1555 0 3111 0 4667 0 30 0 58-8 84-22 25-15 46-36 61-61 14-26 22-54 22-84 0-222 0-445 0-667v1c0-30-8-58-22-84-15-25-36-46-61-61-26-14-54-22-84-22-1556 0-3112 0-4668 0z">
            <text:p/>
          </draw:path>
          <draw:path draw:style-name="gr7" draw:text-style-name="P5" draw:layer="layout" svg:width="0.285cm" svg:height="0.473cm" svg:x="41.546cm" svg:y="16.127cm" svg:viewBox="0 0 286 474" svg:d="M286 172c0 118-42 176-124 176-51 0-86-19-104-58h-2c1 2 2 19 2 53v131h-56v-399c0-35-1-58-2-69h54c0 1 0 4 1 9 0 5 1 13 1 23 1 11 1 18 1 22h1c10-21 23-36 40-46 16-9 38-14 64-14 42 0 72 14 93 42 20 27 31 71 31 130zM227 174c0-47-6-81-19-101s-33-30-60-30c-22 0-40 5-52 14-13 9-22 24-29 44-6 20-9 45-9 77 0 44 7 77 21 98s37 31 68 31c28 0 48-10 61-31 13-20 19-54 19-102z">
            <text:p/>
          </draw:path>
          <draw:path draw:style-name="gr7" draw:text-style-name="P5" draw:layer="layout" svg:width="0.158cm" svg:height="0.341cm" svg:x="41.901cm" svg:y="16.127cm" svg:viewBox="0 0 159 342" svg:d="M2 342v-258c0-23-1-49-2-78h53c1 38 2 61 2 69h1c9-29 20-49 31-59 12-11 28-16 49-16 8 0 15 1 23 3v51c-8-2-18-3-30-3-23 0-41 10-53 30s-18 49-18 86v175z">
            <text:p/>
          </draw:path>
          <draw:path draw:style-name="gr7" draw:text-style-name="P5" draw:layer="layout" svg:width="0.055cm" svg:height="0.46cm" svg:x="42.113cm" svg:y="16.009cm" svg:viewBox="0 0 56 461" svg:d="M0 53c0-17 0-35 0-53 19 0 37 0 56 0 0 18 0 36 0 53-19 0-37 0-56 0zM0 461c0-112 0-224 0-336 19 0 37 0 56 0 0 112 0 224 0 336-19 0-37 0-56 0z">
            <text:p/>
          </draw:path>
          <draw:path draw:style-name="gr7" draw:text-style-name="P5" draw:layer="layout" svg:width="0.312cm" svg:height="0.335cm" svg:x="42.213cm" svg:y="16.133cm" svg:viewBox="0 0 313 336" svg:d="M188 336h-66l-122-336h60l73 219c3 8 10 32 22 73l11-36 12-37 76-219h59z">
            <text:p/>
          </draw:path>
          <draw:path draw:style-name="gr7" draw:text-style-name="P5" draw:layer="layout" svg:width="0.325cm" svg:height="0.347cm" svg:x="42.556cm" svg:y="16.127cm" svg:viewBox="0 0 326 348" svg:d="M101 348c-33 0-59-9-76-27-17-17-25-42-25-73 0-35 11-61 34-80 23-18 60-28 111-30l75-1v-18c0-27-6-47-17-59-12-12-30-17-55-17s-43 4-54 12c-12 9-19 22-21 41l-58-5c9-61 54-91 134-91 43 0 74 10 96 29 21 19 32 47 32 84v145c0 16 2 29 6 37s13 12 25 12c5 0 11 0 18-2v35c-14 3-28 5-43 5-21 0-36-5-45-16s-15-28-16-51h-2c-14 25-31 43-50 54s-42 16-69 16zM114 306c21 0 39-5 55-14s28-22 37-38c10-16 14-33 14-50v-28l-61 1c-26 1-46 4-60 8-13 5-24 13-31 23-7 11-11 24-11 41 0 18 5 32 15 42s24 15 42 15z">
            <text:p/>
          </draw:path>
          <draw:path draw:style-name="gr7" draw:text-style-name="P5" draw:layer="layout" svg:width="0.161cm" svg:height="0.415cm" svg:x="42.891cm" svg:y="16.058cm" svg:viewBox="0 0 162 416" svg:d="M162 409c-18 5-37 7-56 7-45 0-67-25-67-76v-224h-39v-41h41l16-75h38v75h62v41h-62v212c0 16 2 27 7 34 6 6 15 10 28 10 7 0 18-2 32-5z">
            <text:p/>
          </draw:path>
          <draw:path draw:style-name="gr7" draw:text-style-name="P5" draw:layer="layout" svg:width="0.297cm" svg:height="0.347cm" svg:x="43.085cm" svg:y="16.127cm" svg:viewBox="0 0 298 348" svg:d="M59 186c0 39 8 68 23 89 16 21 40 31 70 31 24 0 44-4 58-14 15-10 25-22 30-37l49 14c-20 53-66 79-137 79-49 0-87-15-113-44-26-30-39-74-39-132 0-55 13-98 39-128 26-29 63-44 111-44 99 0 148 60 148 179v7zM240 143c-3-35-12-61-27-77-15-17-36-25-64-25-27 0-48 9-64 28-16 18-25 43-26 74z">
            <text:p/>
          </draw:path>
          <draw:path draw:style-name="gr7" draw:text-style-name="P5" draw:layer="layout" svg:width="0.369cm" svg:height="0.039cm" svg:x="43.402cm" svg:y="16.555cm" svg:viewBox="0 0 370 40" svg:d="M0 40c0-13 0-27 0-40 123 0 247 0 370 0 0 13 0 27 0 40-123 0-247 0-370 0z">
            <text:p/>
          </draw:path>
          <draw:path draw:style-name="gr7" draw:text-style-name="P5" draw:layer="layout" svg:width="0.275cm" svg:height="0.46cm" svg:x="43.807cm" svg:y="16.009cm" svg:viewBox="0 0 276 461" svg:d="M210 461c-38-51-75-102-113-154-14 12-28 23-41 34 0 40 0 80 0 120-19 0-37 0-56 0 0-154 0-307 0-461 19 0 37 0 56 0 0 96 0 192 0 288 49-54 98-109 147-163 22 0 44 0 66 0-46 48-91 96-137 144 48 64 96 128 144 192-22 0-44 0-66 0z">
            <text:p/>
          </draw:path>
          <draw:path draw:style-name="gr7" draw:text-style-name="P5" draw:layer="layout" svg:width="0.297cm" svg:height="0.347cm" svg:x="44.109cm" svg:y="16.127cm" svg:viewBox="0 0 298 348" svg:d="M59 186c0 39 8 68 23 89 16 21 40 31 70 31 24 0 44-4 58-14 15-10 25-22 30-37l49 14c-20 53-66 79-137 79-49 0-87-15-113-44-26-30-39-74-39-132 0-55 13-98 39-128 26-29 63-44 111-44 99 0 148 60 148 179v7zM240 143c-3-35-12-61-27-77-15-17-36-25-64-25-27 0-48 9-64 28-16 18-25 43-26 74z">
            <text:p/>
          </draw:path>
          <draw:path draw:style-name="gr7" draw:text-style-name="P5" draw:layer="layout" svg:width="0.314cm" svg:height="0.467cm" svg:x="44.437cm" svg:y="16.134cm" svg:viewBox="0 0 315 468" svg:d="M58 468c-16-1-28-2-39-4v-42c8 1 17 2 26 2 35 0 62-25 83-77l5-13-133-334h60l70 186c1 2 3 6 4 10s6 18 14 41c8 22 12 35 13 38l21-61 74-214h59l-129 336c-14 35-27 62-39 80-12 17-25 30-40 39-14 8-31 12-49 13z">
            <text:p/>
          </draw:path>
          <draw:path draw:style-name="gr7" draw:text-style-name="P5" draw:layer="layout" svg:width="0.369cm" svg:height="0.039cm" svg:x="44.743cm" svg:y="16.555cm" svg:viewBox="0 0 370 40" svg:d="M0 40c0-13 0-27 0-40 123 0 247 0 370 0 0 13 0 27 0 40-123 0-247 0-370 0z">
            <text:p/>
          </draw:path>
          <draw:path draw:style-name="gr7" draw:text-style-name="P5" draw:layer="layout" svg:width="0.337cm" svg:height="0.436cm" svg:x="45.158cm" svg:y="16.032cm" svg:viewBox="0 0 338 437" svg:d="M338 314c0 39-14 69-43 91-28 22-67 32-118 32h-177v-437h159c102 0 154 35 154 106 0 26-8 48-22 66-15 17-35 29-62 35 35 4 62 16 81 35s28 43 28 72zM253 113c0-23-8-40-24-50s-40-16-70-16h-100v139h100c31 0 55-6 71-18 15-12 23-30 23-55zM278 310c0-52-36-78-108-78h-111v158h115c36 0 63-7 79-20 17-14 25-34 25-60z">
            <text:p/>
          </draw:path>
        </draw:g>
        <draw:g draw:style-name="gr5">
          <draw:path draw:style-name="gr8" draw:text-style-name="P4" draw:layer="layout" svg:width="5.018cm" svg:height="0.999cm" svg:x="41cm" svg:y="16.749cm" svg:viewBox="0 0 5019 1000" svg:d="M166 0h1c-30 0-58 8-84 22-25 15-46 36-61 61-14 26-22 54-22 84 0 222 0 444 0 666 0 30 8 58 22 84 15 25 36 46 61 61 26 14 54 22 84 22 1561 0 3123 0 4685 0 30 0 58-8 84-22 25-15 46-36 61-61 14-26 22-54 22-84 0-222 0-445 0-667v1c0-30-8-58-22-84-15-25-36-46-61-61-26-14-54-22-84-22-1562 0-3124 0-4686 0z">
            <text:p/>
          </draw:path>
          <draw:path draw:style-name="gr9" draw:text-style-name="P5" draw:layer="layout" svg:width="0.285cm" svg:height="0.473cm" svg:x="41.661cm" svg:y="17.127cm" svg:viewBox="0 0 286 474" svg:d="M286 172c0 118-42 176-124 176-51 0-86-19-104-58h-2c1 2 2 19 2 53v131h-56v-399c0-35-1-58-2-69h54c0 1 0 4 1 9 0 5 1 13 1 23 1 11 1 18 1 22h1c10-21 23-36 40-46 16-9 38-14 64-14 42 0 72 14 93 42 20 27 31 71 31 130zM227 174c0-47-6-81-19-101s-33-30-60-30c-22 0-40 5-52 14-13 9-22 24-29 44-6 20-9 45-9 77 0 44 7 77 21 98s37 31 68 31c28 0 48-10 61-31 13-20 19-54 19-102z">
            <text:p/>
          </draw:path>
          <draw:path draw:style-name="gr9" draw:text-style-name="P5" draw:layer="layout" svg:width="0.269cm" svg:height="0.341cm" svg:x="42.015cm" svg:y="17.133cm" svg:viewBox="0 0 270 342" svg:d="M56 0v213c0 22 2 39 7 51 4 13 11 21 20 27 10 5 24 8 42 8 27 0 48-9 64-28 15-18 23-44 23-76v-195h56v264c0 39 1 63 2 72h-53c0-1 0-4-1-9 0-4 0-9 0-15-1-6-1-17-1-34h-1c-13 24-28 40-45 50-17 9-38 14-63 14-36 0-63-9-80-27-17-19-26-49-26-91v-224z">
            <text:p/>
          </draw:path>
          <draw:path draw:style-name="gr9" draw:text-style-name="P5" draw:layer="layout" svg:width="0.285cm" svg:height="0.466cm" svg:x="42.368cm" svg:y="17.009cm" svg:viewBox="0 0 286 467" svg:d="M286 291c0 117-42 176-124 176-25 0-46-5-63-14s-31-24-41-44h-1c0 6 0 16-1 29s-2 21-2 23h-54c1-11 2-34 2-69v-392h56v132c0 13-1 29-2 47h2c10-21 24-37 41-46s38-14 63-14c43 0 74 14 94 43 20 28 30 71 30 129zM227 293c0-47-6-80-19-101-12-20-32-30-60-30-32 0-54 11-69 32-14 22-21 56-21 103 0 44 7 76 21 97s37 32 68 32c28 0 49-11 61-31 13-21 19-55 19-102z">
            <text:p/>
          </draw:path>
          <draw:path draw:style-name="gr9" draw:text-style-name="P5" draw:layer="layout" svg:width="0.055cm" svg:height="0.46cm" svg:x="42.723cm" svg:y="17.009cm" svg:viewBox="0 0 56 461" svg:d="M0 461c0-154 0-307 0-461 19 0 37 0 56 0 0 154 0 307 0 461-19 0-37 0-56 0z">
            <text:p/>
          </draw:path>
          <draw:path draw:style-name="gr9" draw:text-style-name="P5" draw:layer="layout" svg:width="0.055cm" svg:height="0.46cm" svg:x="42.864cm" svg:y="17.009cm" svg:viewBox="0 0 56 461" svg:d="M0 53c0-17 0-35 0-53 19 0 37 0 56 0 0 18 0 36 0 53-19 0-37 0-56 0zM0 461c0-112 0-224 0-336 19 0 37 0 56 0 0 112 0 224 0 336-19 0-37 0-56 0z">
            <text:p/>
          </draw:path>
          <draw:path draw:style-name="gr9" draw:text-style-name="P5" draw:layer="layout" svg:width="0.273cm" svg:height="0.347cm" svg:x="42.989cm" svg:y="17.127cm" svg:viewBox="0 0 274 348" svg:d="M58 172c0 45 7 78 21 100 14 21 36 32 64 32 20 0 36-5 50-16 13-11 21-27 24-50l57 4c-5 32-18 58-41 77-24 19-53 29-88 29-47 0-83-15-108-44-25-30-37-73-37-130s12-100 37-129c25-30 61-45 107-45 34 0 63 9 85 27 23 17 37 42 43 73l-57 5c-3-19-11-34-22-45-12-11-29-16-51-16-29 0-51 10-64 29-13 20-20 53-20 99z">
            <text:p/>
          </draw:path>
          <draw:path draw:style-name="gr9" draw:text-style-name="P5" draw:layer="layout" svg:width="0.369cm" svg:height="0.039cm" svg:x="43.27cm" svg:y="17.555cm" svg:viewBox="0 0 370 40" svg:d="M0 40c0-13 0-27 0-40 123 0 247 0 370 0 0 13 0 27 0 40-123 0-247 0-370 0z">
            <text:p/>
          </draw:path>
          <draw:path draw:style-name="gr9" draw:text-style-name="P5" draw:layer="layout" svg:width="0.275cm" svg:height="0.46cm" svg:x="43.676cm" svg:y="17.009cm" svg:viewBox="0 0 276 461" svg:d="M210 461c-38-51-75-102-113-154-14 12-28 23-41 34 0 40 0 80 0 120-19 0-37 0-56 0 0-154 0-307 0-461 19 0 37 0 56 0 0 96 0 192 0 288 49-54 98-109 147-163 22 0 44 0 66 0-46 48-91 96-137 144 48 64 96 128 144 192-22 0-44 0-66 0z">
            <text:p/>
          </draw:path>
          <draw:path draw:style-name="gr9" draw:text-style-name="P5" draw:layer="layout" svg:width="0.297cm" svg:height="0.347cm" svg:x="43.977cm" svg:y="17.127cm" svg:viewBox="0 0 298 348" svg:d="M59 186c0 39 8 68 23 89 16 21 40 31 70 31 24 0 44-4 58-14 15-10 25-22 30-37l49 14c-20 53-66 79-137 79-49 0-87-15-113-44-26-30-39-74-39-132 0-55 13-98 39-128 26-29 63-44 111-44 99 0 148 60 148 179v7zM240 143c-3-35-12-61-27-77-15-17-36-25-64-25-27 0-48 9-64 28-16 18-25 43-26 74z">
            <text:p/>
          </draw:path>
          <draw:path draw:style-name="gr9" draw:text-style-name="P5" draw:layer="layout" svg:width="0.314cm" svg:height="0.467cm" svg:x="44.305cm" svg:y="17.134cm" svg:viewBox="0 0 315 468" svg:d="M58 468c-16-1-28-2-39-4v-42c8 1 17 2 26 2 35 0 62-25 83-77l5-13-133-334h60l70 186c1 2 3 6 4 10s6 18 14 41c8 22 12 35 13 38l21-61 74-214h59l-129 336c-14 35-27 62-39 80-12 17-25 30-40 39-14 8-31 12-49 13z">
            <text:p/>
          </draw:path>
          <draw:path draw:style-name="gr9" draw:text-style-name="P5" draw:layer="layout" svg:width="0.369cm" svg:height="0.039cm" svg:x="44.611cm" svg:y="17.555cm" svg:viewBox="0 0 370 40" svg:d="M0 40c0-13 0-27 0-40 123 0 247 0 370 0 0 13 0 27 0 40-123 0-247 0-370 0z">
            <text:p/>
          </draw:path>
          <draw:path draw:style-name="gr9" draw:text-style-name="P5" draw:layer="layout" svg:width="0.337cm" svg:height="0.436cm" svg:x="45.026cm" svg:y="17.032cm" svg:viewBox="0 0 338 437" svg:d="M338 314c0 39-14 69-43 91-28 22-67 32-118 32h-177v-437h159c102 0 154 35 154 106 0 26-8 48-22 66-15 17-35 29-62 35 35 4 62 16 81 35s28 43 28 72zM253 113c0-23-8-40-24-50s-40-16-70-16h-100v139h100c31 0 55-6 71-18 15-12 23-30 23-55zM278 310c0-52-36-78-108-78h-111v158h115c36 0 63-7 79-20 17-14 25-34 25-60z">
            <text:p/>
          </draw:path>
        </draw:g>
        <draw:g draw:style-name="gr5">
          <draw:path draw:style-name="gr10" draw:text-style-name="P6" draw:layer="layout" svg:width="0.42cm" svg:height="0.437cm" svg:x="31.551cm" svg:y="12.264cm" svg:viewBox="0 0 421 438" svg:d="M361 438l-50-128h-199l-51 128h-61l178-438h68l175 438zM211 45l-3 8c-5 18-12 40-23 67l-55 143h163l-56-144c-6-14-12-30-17-48z">
            <text:p/>
          </draw:path>
          <draw:path draw:style-name="gr10" draw:text-style-name="P6" draw:layer="layout" svg:width="0.055cm" svg:height="0.46cm" svg:x="32.016cm" svg:y="12.241cm" svg:viewBox="0 0 56 461" svg:d="M0 461c0-154 0-307 0-461 19 0 37 0 56 0 0 154 0 307 0 461-19 0-37 0-56 0z">
            <text:p/>
          </draw:path>
          <draw:path draw:style-name="gr10" draw:text-style-name="P6" draw:layer="layout" svg:width="0.055cm" svg:height="0.46cm" svg:x="32.157cm" svg:y="12.241cm" svg:viewBox="0 0 56 461" svg:d="M0 53c0-17 0-35 0-53 19 0 37 0 56 0 0 18 0 36 0 53-19 0-37 0-56 0zM0 461c0-112 0-224 0-336 19 0 37 0 56 0 0 112 0 224 0 336-19 0-37 0-56 0z">
            <text:p/>
          </draw:path>
          <draw:path draw:style-name="gr10" draw:text-style-name="P6" draw:layer="layout" svg:width="0.273cm" svg:height="0.347cm" svg:x="32.283cm" svg:y="12.359cm" svg:viewBox="0 0 274 348" svg:d="M58 172c0 45 7 78 21 100 14 21 36 32 64 32 20 0 36-5 50-16 13-11 21-27 24-50l57 4c-5 32-18 58-41 77-24 19-53 29-88 29-47 0-83-15-108-44-25-30-37-73-37-130s12-100 37-129c25-30 61-45 107-45 34 0 63 9 85 27 23 17 37 42 43 73l-57 5c-3-19-11-34-22-45-12-11-29-16-51-16-29 0-51 10-64 29-13 20-20 53-20 99z">
            <text:p/>
          </draw:path>
          <draw:path draw:style-name="gr10" draw:text-style-name="P6" draw:layer="layout" svg:width="0.297cm" svg:height="0.347cm" svg:x="32.6cm" svg:y="12.359cm" svg:viewBox="0 0 298 348" svg:d="M59 186c0 39 8 68 23 89 16 21 40 31 70 31 24 0 44-4 58-14 15-10 25-22 30-37l49 14c-20 53-66 79-137 79-49 0-87-15-113-44-26-30-39-74-39-132 0-55 13-98 39-128 26-29 63-44 111-44 99 0 148 60 148 179v7zM240 143c-3-35-12-61-27-77-15-17-36-25-64-25-27 0-48 9-64 28-16 18-25 43-26 74z">
            <text:p/>
          </draw:path>
        </draw:g>
        <draw:g draw:style-name="gr5">
          <draw:path draw:style-name="gr10" draw:text-style-name="P6" draw:layer="layout" svg:width="0.401cm" svg:height="0.449cm" svg:x="31.582cm" svg:y="4.757cm" svg:viewBox="0 0 402 450" svg:d="M213 48c-48 0-86 16-113 47-26 31-40 74-40 128s14 97 42 129c28 33 66 49 114 49 61 0 107-30 138-91l48 25c-18 37-43 66-76 86-32 19-70 29-113 29-44 0-82-9-114-27-32-19-57-45-74-79s-25-74-25-121c0-70 19-124 56-164 38-39 90-59 157-59 46 0 85 9 116 27 31 19 54 46 69 81l-56 19c-10-26-26-45-49-58-22-14-49-21-80-21z">
            <text:p/>
          </draw:path>
          <draw:path draw:style-name="gr10" draw:text-style-name="P6" draw:layer="layout" svg:width="0.055cm" svg:height="0.46cm" svg:x="32.051cm" svg:y="4.741cm" svg:viewBox="0 0 56 461" svg:d="M0 53c0-17 0-35 0-53 19 0 37 0 56 0 0 18 0 36 0 53-19 0-37 0-56 0zM0 461c0-112 0-224 0-336 19 0 37 0 56 0 0 112 0 224 0 336-19 0-37 0-56 0z">
            <text:p/>
          </draw:path>
          <draw:path draw:style-name="gr10" draw:text-style-name="P6" draw:layer="layout" svg:width="0.285cm" svg:height="0.473cm" svg:x="32.191cm" svg:y="4.859cm" svg:viewBox="0 0 286 474" svg:d="M286 172c0 118-42 176-124 176-51 0-86-19-104-58h-2c1 2 2 19 2 53v131h-56v-399c0-35-1-58-2-69h54c0 1 0 4 1 9 0 5 1 13 1 23 1 11 1 18 1 22h1c10-21 23-36 40-46 16-9 38-14 64-14 42 0 72 14 93 42 20 27 31 71 31 130zM227 174c0-47-6-81-19-101s-33-30-60-30c-22 0-40 5-52 14-13 9-22 24-29 44-6 20-9 45-9 77 0 44 7 77 21 98s37 31 68 31c28 0 48-10 61-31 13-20 19-54 19-102z">
            <text:p/>
          </draw:path>
          <draw:path draw:style-name="gr10" draw:text-style-name="P6" draw:layer="layout" svg:width="0.267cm" svg:height="0.46cm" svg:x="32.547cm" svg:y="4.741cm" svg:viewBox="0 0 268 461" svg:d="M54 182c12-21 27-38 44-48 16-10 38-15 64-15 36 0 63 9 80 27s26 48 26 91v224h-56v-213c0-24-2-41-7-53-4-11-11-20-21-25s-24-8-41-8c-27 0-48 9-63 27-16 18-24 43-24 74v198h-56v-461h56v120c0 13-1 26-1 39-1 14-1 21-2 23z">
            <text:p/>
          </draw:path>
          <draw:path draw:style-name="gr10" draw:text-style-name="P6" draw:layer="layout" svg:width="0.297cm" svg:height="0.347cm" svg:x="32.883cm" svg:y="4.859cm" svg:viewBox="0 0 298 348" svg:d="M59 186c0 39 8 68 23 89 16 21 40 31 70 31 24 0 44-4 58-14 15-10 25-22 30-37l49 14c-20 53-66 79-137 79-49 0-87-15-113-44-26-30-39-74-39-132 0-55 13-98 39-128 26-29 63-44 111-44 99 0 148 60 148 179v7zM240 143c-3-35-12-61-27-77-15-17-36-25-64-25-27 0-48 9-64 28-16 18-25 43-26 74z">
            <text:p/>
          </draw:path>
          <draw:path draw:style-name="gr10" draw:text-style-name="P6" draw:layer="layout" svg:width="0.158cm" svg:height="0.341cm" svg:x="33.251cm" svg:y="4.859cm" svg:viewBox="0 0 159 342" svg:d="M2 342v-258c0-23-1-49-2-78h53c1 38 2 61 2 69h1c9-29 20-49 31-59 12-11 28-16 49-16 8 0 15 1 23 3v51c-8-2-18-3-30-3-23 0-41 10-53 30s-18 49-18 86v175z">
            <text:p/>
          </draw:path>
          <draw:path draw:style-name="gr10" draw:text-style-name="P6" draw:layer="layout" svg:width="0.376cm" svg:height="0.436cm" svg:x="33.649cm" svg:y="4.764cm" svg:viewBox="0 0 377 437" svg:d="M309 437l-114-182h-136v182h-59v-437h206c49 0 87 11 114 33 26 22 40 53 40 92 0 32-10 60-29 82s-45 36-78 42l124 188zM300 126c0-26-8-45-26-59-17-13-42-20-74-20h-141v162h143c31 0 56-8 73-22 17-15 25-35 25-61z">
            <text:p/>
          </draw:path>
          <draw:path draw:style-name="gr10" draw:text-style-name="P6" draw:layer="layout" svg:width="0.297cm" svg:height="0.347cm" svg:x="34.083cm" svg:y="4.859cm" svg:viewBox="0 0 298 348" svg:d="M59 186c0 39 8 68 23 89 16 21 40 31 70 31 24 0 44-4 58-14 15-10 25-22 30-37l49 14c-20 53-66 79-137 79-49 0-87-15-113-44-26-30-39-74-39-132 0-55 13-98 39-128 26-29 63-44 111-44 99 0 148 60 148 179v7zM240 143c-3-35-12-61-27-77-15-17-36-25-64-25-27 0-48 9-64 28-16 18-25 43-26 74z">
            <text:p/>
          </draw:path>
          <draw:path draw:style-name="gr10" draw:text-style-name="P6" draw:layer="layout" svg:width="0.055cm" svg:height="0.46cm" svg:x="34.452cm" svg:y="4.741cm" svg:viewBox="0 0 56 461" svg:d="M0 461c0-154 0-307 0-461 19 0 37 0 56 0 0 154 0 307 0 461-19 0-37 0-56 0z">
            <text:p/>
          </draw:path>
          <draw:path draw:style-name="gr10" draw:text-style-name="P6" draw:layer="layout" svg:width="0.325cm" svg:height="0.347cm" svg:x="34.577cm" svg:y="4.859cm" svg:viewBox="0 0 326 348" svg:d="M101 348c-33 0-59-9-76-27-17-17-25-42-25-73 0-35 11-61 34-80 23-18 60-28 111-30l75-1v-18c0-27-6-47-17-59-12-12-30-17-55-17s-43 4-54 12c-12 9-19 22-21 41l-58-5c9-61 54-91 134-91 43 0 74 10 96 29 21 19 32 47 32 84v145c0 16 2 29 6 37s13 12 25 12c5 0 11 0 18-2v35c-14 3-28 5-43 5-21 0-36-5-45-16s-15-28-16-51h-2c-14 25-31 43-50 54s-42 16-69 16zM114 306c21 0 39-5 55-14s28-22 37-38c10-16 14-33 14-50v-28l-61 1c-26 1-46 4-60 8-13 5-24 13-31 23-7 11-11 24-11 41 0 18 5 32 15 42s24 15 42 15z">
            <text:p/>
          </draw:path>
          <draw:path draw:style-name="gr10" draw:text-style-name="P6" draw:layer="layout" svg:width="0.314cm" svg:height="0.467cm" svg:x="34.905cm" svg:y="4.866cm" svg:viewBox="0 0 315 468" svg:d="M58 468c-16-1-28-2-39-4v-42c8 1 17 2 26 2 35 0 62-25 83-77l5-13-133-334h60l70 186c1 2 3 6 4 10s6 18 14 41c8 22 12 35 13 38l21-61 74-214h59l-129 336c-14 35-27 62-39 80-12 17-25 30-40 39-14 8-31 12-49 13z">
            <text:p/>
          </draw:path>
        </draw:g>
        <draw:g draw:style-name="gr5">
          <draw:path draw:style-name="gr10" draw:text-style-name="P6" draw:layer="layout" svg:width="0.337cm" svg:height="0.436cm" svg:x="41.302cm" svg:y="13.013cm" svg:viewBox="0 0 338 437" svg:d="M338 314c0 39-14 69-43 91-28 22-67 32-118 32h-177v-437h159c102 0 154 35 154 106 0 26-8 48-22 66-15 17-35 29-62 35 35 4 62 16 81 35s28 43 28 72zM253 113c0-23-8-40-24-50s-40-16-70-16h-100v139h100c31 0 55-6 71-18 15-12 23-30 23-55zM278 310c0-52-36-78-108-78h-111v158h115c36 0 63-7 79-20 17-14 25-34 25-60z">
            <text:p/>
          </draw:path>
          <draw:path draw:style-name="gr10" draw:text-style-name="P6" draw:layer="layout" svg:width="0.299cm" svg:height="0.347cm" svg:x="41.7cm" svg:y="13.108cm" svg:viewBox="0 0 300 348" svg:d="M300 174c0 59-13 102-39 131s-63 43-112 43-86-15-111-45c-25-29-38-73-38-129 0-116 50-174 150-174 52 0 89 14 114 42 24 29 36 72 36 132zM241 174c0-47-7-80-20-101-14-21-37-32-70-32-32 0-56 11-71 32-14 22-21 55-21 101 0 44 7 77 21 100 15 22 37 33 68 33 33 0 57-11 72-32 14-22 21-55 21-101z">
            <text:p/>
          </draw:path>
          <draw:path draw:style-name="gr10" draw:text-style-name="P6" draw:layer="layout" svg:width="0.285cm" svg:height="0.466cm" svg:x="42.068cm" svg:y="12.99cm" svg:viewBox="0 0 286 467" svg:d="M286 291c0 117-42 176-124 176-25 0-46-5-63-14s-31-24-41-44h-1c0 6 0 16-1 29s-2 21-2 23h-54c1-11 2-34 2-69v-392h56v132c0 13-1 29-2 47h2c10-21 24-37 41-46s38-14 63-14c43 0 74 14 94 43 20 28 30 71 30 129zM227 293c0-47-6-80-19-101-12-20-32-30-60-30-32 0-54 11-69 32-14 22-21 56-21 103 0 44 7 76 21 97s37 32 68 32c28 0 49-11 61-31 13-21 19-55 19-102z">
            <text:p/>
          </draw:path>
        </draw:g>
        <draw:g draw:style-name="gr5">
          <draw:path draw:style-name="gr11" draw:text-style-name="P7" draw:layer="layout" svg:width="5.018cm" svg:height="0.999cm" svg:x="31.3cm" svg:y="12.999cm" svg:viewBox="0 0 5019 1000" svg:d="M166 0h1c-30 0-58 8-84 22-25 15-46 36-61 61-14 26-22 54-22 84 0 222 0 444 0 666 0 30 8 58 22 84 15 25 36 46 61 61 26 14 54 22 84 22 1561 0 3123 0 4685 0 30 0 58-8 84-22 25-15 46-36 61-61 14-26 22-54 22-84 0-222 0-445 0-667v1c0-30-8-58-22-84-15-25-36-46-61-61-26-14-54-22-84-22-1562 0-3124 0-4686 0z">
            <text:p/>
          </draw:path>
          <draw:path draw:style-name="gr12" draw:text-style-name="P6" draw:layer="layout" svg:width="0.276cm" svg:height="0.346cm" svg:x="32.962cm" svg:y="13.378cm" svg:viewBox="0 0 277 347" svg:d="M277 248c0 32-12 56-36 73-24 18-57 26-100 26-42 0-74-7-97-20-22-14-37-36-44-65l49-9c5 18 15 31 30 39 15 9 35 13 62 13 28 0 49-5 62-13 13-9 20-22 20-39 0-14-5-24-14-33-9-8-24-15-44-20l-40-11c-32-8-55-16-68-24-14-8-25-18-32-29-8-11-12-25-12-42 0-31 11-54 33-70s54-24 95-24c37 0 67 7 89 20 21 13 35 33 41 62l-50 6c-3-14-12-26-25-34-14-8-32-12-55-12-25 0-43 4-55 12-12 7-18 19-18 34 0 10 2 18 7 24s12 12 22 16 30 10 61 18c30 7 51 14 64 20 13 7 24 14 31 21 8 8 14 17 18 27s6 21 6 34z">
            <text:p/>
          </draw:path>
          <draw:path draw:style-name="gr12" draw:text-style-name="P6" draw:layer="layout" svg:width="0.297cm" svg:height="0.347cm" svg:x="33.289cm" svg:y="13.377cm" svg:viewBox="0 0 298 348" svg:d="M59 186c0 39 8 68 23 89 16 21 40 31 70 31 24 0 44-4 58-14 15-10 25-22 30-37l49 14c-20 53-66 79-137 79-49 0-87-15-113-44-26-30-39-74-39-132 0-55 13-98 39-128 26-29 63-44 111-44 99 0 148 60 148 179v7zM240 143c-3-35-12-61-27-77-15-17-36-25-64-25-27 0-48 9-64 28-16 18-25 43-26 74z">
            <text:p/>
          </draw:path>
          <draw:path draw:style-name="gr12" draw:text-style-name="P6" draw:layer="layout" svg:width="0.273cm" svg:height="0.347cm" svg:x="33.642cm" svg:y="13.377cm" svg:viewBox="0 0 274 348" svg:d="M58 172c0 45 7 78 21 100 14 21 36 32 64 32 20 0 36-5 50-16 13-11 21-27 24-50l57 4c-5 32-18 58-41 77-24 19-53 29-88 29-47 0-83-15-108-44-25-30-37-73-37-130s12-100 37-129c25-30 61-45 107-45 34 0 63 9 85 27 23 17 37 42 43 73l-57 5c-3-19-11-34-22-45-12-11-29-16-51-16-29 0-51 10-64 29-13 20-20 53-20 99z">
            <text:p/>
          </draw:path>
          <draw:path draw:style-name="gr12" draw:text-style-name="P6" draw:layer="layout" svg:width="0.158cm" svg:height="0.341cm" svg:x="33.975cm" svg:y="13.377cm" svg:viewBox="0 0 159 342" svg:d="M2 342v-258c0-23-1-49-2-78h53c1 38 2 61 2 69h1c9-29 20-49 31-59 12-11 28-16 49-16 8 0 15 1 23 3v51c-8-2-18-3-30-3-23 0-41 10-53 30s-18 49-18 86v175z">
            <text:p/>
          </draw:path>
          <draw:path draw:style-name="gr12" draw:text-style-name="P6" draw:layer="layout" svg:width="0.297cm" svg:height="0.347cm" svg:x="34.171cm" svg:y="13.377cm" svg:viewBox="0 0 298 348" svg:d="M59 186c0 39 8 68 23 89 16 21 40 31 70 31 24 0 44-4 58-14 15-10 25-22 30-37l49 14c-20 53-66 79-137 79-49 0-87-15-113-44-26-30-39-74-39-132 0-55 13-98 39-128 26-29 63-44 111-44 99 0 148 60 148 179v7zM240 143c-3-35-12-61-27-77-15-17-36-25-64-25-27 0-48 9-64 28-16 18-25 43-26 74z">
            <text:p/>
          </draw:path>
          <draw:path draw:style-name="gr12" draw:text-style-name="P6" draw:layer="layout" svg:width="0.161cm" svg:height="0.415cm" svg:x="34.507cm" svg:y="13.308cm" svg:viewBox="0 0 162 416" svg:d="M162 409c-18 5-37 7-56 7-45 0-67-25-67-76v-224h-39v-41h41l16-75h38v75h62v41h-62v212c0 16 2 27 7 34 6 6 15 10 28 10 7 0 18-2 32-5z">
            <text:p/>
          </draw:path>
        </draw:g>
        <draw:g draw:style-name="gr5">
          <draw:path draw:style-name="gr13" draw:text-style-name="P8" draw:layer="layout" svg:width="7cm" svg:height="0.999cm" svg:x="34.3cm" svg:y="7.699cm" svg:viewBox="0 0 7001 1000" svg:d="M166 0h1c-30 0-58 8-84 22-25 15-46 36-61 61-14 26-22 54-22 84 0 222 0 444 0 666 0 30 8 58 22 84 15 25 36 46 61 61 26 14 54 22 84 22 2222 0 4445 0 6667 0 30 0 58-8 84-22 25-15 46-36 61-61 14-26 22-54 22-84 0-222 0-445 0-667v1c0-30-8-58-22-84-15-25-36-46-61-61-26-14-54-22-84-22-2222 0-4445 0-6668 0z">
            <text:p/>
          </draw:path>
          <draw:path draw:style-name="gr14" draw:text-style-name="P9" draw:layer="layout" svg:width="0.161cm" svg:height="0.415cm" svg:x="35.021cm" svg:y="8.008cm" svg:viewBox="0 0 162 416" svg:d="M162 409c-18 5-37 7-56 7-45 0-67-25-67-76v-224h-39v-41h41l16-75h38v75h62v41h-62v212c0 16 2 27 7 34 6 6 15 10 28 10 7 0 18-2 32-5z">
            <text:p/>
          </draw:path>
          <draw:path draw:style-name="gr14" draw:text-style-name="P9" draw:layer="layout" svg:width="0.158cm" svg:height="0.341cm" svg:x="35.23cm" svg:y="8.077cm" svg:viewBox="0 0 159 342" svg:d="M2 342v-258c0-23-1-49-2-78h53c1 38 2 61 2 69h1c9-29 20-49 31-59 12-11 28-16 49-16 8 0 15 1 23 3v51c-8-2-18-3-30-3-23 0-41 10-53 30s-18 49-18 86v175z">
            <text:p/>
          </draw:path>
          <draw:path draw:style-name="gr14" draw:text-style-name="P9" draw:layer="layout" svg:width="0.325cm" svg:height="0.347cm" svg:x="35.426cm" svg:y="8.077cm" svg:viewBox="0 0 326 348" svg:d="M101 348c-33 0-59-9-76-27-17-17-25-42-25-73 0-35 11-61 34-80 23-18 60-28 111-30l75-1v-18c0-27-6-47-17-59-12-12-30-17-55-17s-43 4-54 12c-12 9-19 22-21 41l-58-5c9-61 54-91 134-91 43 0 74 10 96 29 21 19 32 47 32 84v145c0 16 2 29 6 37s13 12 25 12c5 0 11 0 18-2v35c-14 3-28 5-43 5-21 0-36-5-45-16s-15-28-16-51h-2c-14 25-31 43-50 54s-42 16-69 16zM114 306c21 0 39-5 55-14s28-22 37-38c10-16 14-33 14-50v-28l-61 1c-26 1-46 4-60 8-13 5-24 13-31 23-7 11-11 24-11 41 0 18 5 32 15 42s24 15 42 15z">
            <text:p/>
          </draw:path>
          <draw:path draw:style-name="gr14" draw:text-style-name="P9" draw:layer="layout" svg:width="0.269cm" svg:height="0.341cm" svg:x="35.795cm" svg:y="8.077cm" svg:viewBox="0 0 270 342" svg:d="M214 342v-213c0-22-3-39-7-51-4-13-11-21-21-27-9-5-23-8-42-8-26 0-48 9-63 28-16 18-23 44-23 76v195h-56v-264c0-39-1-63-2-72h53c0 1 0 4 0 9 1 4 1 9 1 15s1 17 1 34h1c13-24 28-40 45-50 16-9 37-14 62-14 37 0 64 9 81 27 17 19 26 49 26 91v224z">
            <text:p/>
          </draw:path>
          <draw:path draw:style-name="gr14" draw:text-style-name="P9" draw:layer="layout" svg:width="0.276cm" svg:height="0.346cm" svg:x="36.123cm" svg:y="8.078cm" svg:viewBox="0 0 277 347" svg:d="M277 248c0 32-12 56-36 73-24 18-57 26-100 26-42 0-74-7-97-20-22-14-37-36-44-65l49-9c5 18 15 31 30 39 15 9 35 13 62 13 28 0 49-5 62-13 13-9 20-22 20-39 0-14-5-24-14-33-9-8-24-15-44-20l-40-11c-32-8-55-16-68-24-14-8-25-18-32-29-8-11-12-25-12-42 0-31 11-54 33-70s54-24 95-24c37 0 67 7 89 20 21 13 35 33 41 62l-50 6c-3-14-12-26-25-34-14-8-32-12-55-12-25 0-43 4-55 12-12 7-18 19-18 34 0 10 2 18 7 24s12 12 22 16 30 10 61 18c30 7 51 14 64 20 13 7 24 14 31 21 8 8 14 17 18 27s6 21 6 34z">
            <text:p/>
          </draw:path>
          <draw:path draw:style-name="gr14" draw:text-style-name="P9" draw:layer="layout" svg:width="0.167cm" svg:height="0.459cm" svg:x="36.432cm" svg:y="7.959cm" svg:viewBox="0 0 168 460" svg:d="M103 165v295h-56v-295h-47v-41h47v-38c0-30 7-52 20-66 14-13 34-20 62-20 16 0 29 1 39 4v42c-9-1-17-2-24-2-15 0-25 3-31 11-7 7-10 20-10 39v30h65v41z">
            <text:p/>
          </draw:path>
          <draw:path draw:style-name="gr14" draw:text-style-name="P9" draw:layer="layout" svg:width="0.299cm" svg:height="0.347cm" svg:x="36.626cm" svg:y="8.077cm" svg:viewBox="0 0 300 348" svg:d="M300 174c0 59-13 102-39 131s-63 43-112 43-86-15-111-45c-25-29-38-73-38-129 0-116 50-174 150-174 52 0 89 14 114 42 24 29 36 72 36 132zM241 174c0-47-7-80-20-101-14-21-37-32-70-32-32 0-56 11-71 32-14 22-21 55-21 101 0 44 7 77 21 100 15 22 37 33 68 33 33 0 57-11 72-32 14-22 21-55 21-101z">
            <text:p/>
          </draw:path>
          <draw:path draw:style-name="gr14" draw:text-style-name="P9" draw:layer="layout" svg:width="0.158cm" svg:height="0.341cm" svg:x="36.995cm" svg:y="8.077cm" svg:viewBox="0 0 159 342" svg:d="M2 342v-258c0-23-1-49-2-78h53c1 38 2 61 2 69h1c9-29 20-49 31-59 12-11 28-16 49-16 8 0 15 1 23 3v51c-8-2-18-3-30-3-23 0-41 10-53 30s-18 49-18 86v175z">
            <text:p/>
          </draw:path>
          <draw:path draw:style-name="gr14" draw:text-style-name="P9" draw:layer="layout" svg:width="0.444cm" svg:height="0.341cm" svg:x="37.206cm" svg:y="8.077cm" svg:viewBox="0 0 445 342" svg:d="M196 342v-213c0-32-4-55-13-67-9-13-25-19-48-19-24 0-43 9-57 27-14 19-21 44-21 77v195h-55v-264c0-39-1-63-2-72h53c0 1 0 4 0 9 1 4 1 9 1 15s1 17 1 34h1c12-24 26-41 41-50 16-9 35-14 57-14 26 0 46 5 60 15 15 10 25 26 31 49h1c12-23 26-39 42-49 17-10 37-15 60-15 34 0 58 9 74 28 15 18 23 48 23 90v224h-55v-213c0-32-5-55-14-67-8-13-24-19-48-19s-43 9-57 27c-13 18-20 44-20 77v195z">
            <text:p/>
          </draw:path>
          <draw:path draw:style-name="gr14" draw:text-style-name="P9" draw:layer="layout" svg:width="0.369cm" svg:height="0.039cm" svg:x="37.684cm" svg:y="8.505cm" svg:viewBox="0 0 370 40" svg:d="M0 40c0-13 0-27 0-40 123 0 247 0 370 0 0 13 0 27 0 40-123 0-247 0-370 0z">
            <text:p/>
          </draw:path>
          <draw:path draw:style-name="gr14" draw:text-style-name="P9" draw:layer="layout" svg:width="0.275cm" svg:height="0.46cm" svg:x="38.089cm" svg:y="7.959cm" svg:viewBox="0 0 276 461" svg:d="M210 461c-38-51-75-102-113-154-14 12-28 23-41 34 0 40 0 80 0 120-19 0-37 0-56 0 0-154 0-307 0-461 19 0 37 0 56 0 0 96 0 192 0 288 49-54 98-109 147-163 22 0 44 0 66 0-46 48-91 96-137 144 48 64 96 128 144 192-22 0-44 0-66 0z">
            <text:p/>
          </draw:path>
          <draw:path draw:style-name="gr14" draw:text-style-name="P9" draw:layer="layout" svg:width="0.297cm" svg:height="0.347cm" svg:x="38.391cm" svg:y="8.077cm" svg:viewBox="0 0 298 348" svg:d="M59 186c0 39 8 68 23 89 16 21 40 31 70 31 24 0 44-4 58-14 15-10 25-22 30-37l49 14c-20 53-66 79-137 79-49 0-87-15-113-44-26-30-39-74-39-132 0-55 13-98 39-128 26-29 63-44 111-44 99 0 148 60 148 179v7zM240 143c-3-35-12-61-27-77-15-17-36-25-64-25-27 0-48 9-64 28-16 18-25 43-26 74z">
            <text:p/>
          </draw:path>
          <draw:path draw:style-name="gr14" draw:text-style-name="P9" draw:layer="layout" svg:width="0.314cm" svg:height="0.467cm" svg:x="38.719cm" svg:y="8.084cm" svg:viewBox="0 0 315 468" svg:d="M58 468c-16-1-28-2-39-4v-42c8 1 17 2 26 2 35 0 62-25 83-77l5-13-133-334h60l70 186c1 2 3 6 4 10s6 18 14 41c8 22 12 35 13 38l21-61 74-214h59l-129 336c-14 35-27 62-39 80-12 17-25 30-40 39-14 8-31 12-49 13z">
            <text:p/>
          </draw:path>
          <draw:path draw:style-name="gr14" draw:text-style-name="P9" draw:layer="layout" svg:width="0.369cm" svg:height="0.039cm" svg:x="39.025cm" svg:y="8.505cm" svg:viewBox="0 0 370 40" svg:d="M0 40c0-13 0-27 0-40 123 0 247 0 370 0 0 13 0 27 0 40-123 0-247 0-370 0z">
            <text:p/>
          </draw:path>
          <draw:path draw:style-name="gr14" draw:text-style-name="P9" draw:layer="layout" svg:width="0.42cm" svg:height="0.437cm" svg:x="39.389cm" svg:y="7.982cm" svg:viewBox="0 0 421 438" svg:d="M361 438l-50-128h-199l-51 128h-61l178-438h68l175 438zM211 45l-3 8c-5 18-12 40-23 67l-55 143h163l-56-144c-6-14-12-30-17-48z">
            <text:p/>
          </draw:path>
          <draw:path draw:style-name="gr14" draw:text-style-name="P9" draw:layer="layout" svg:width="0.288cm" svg:height="0.443cm" svg:x="39.843cm" svg:y="7.975cm" svg:viewBox="0 0 289 444" svg:d="M0 444v-39c11-25 23-46 39-65 15-18 31-35 48-50 16-15 33-29 49-42 17-12 32-25 45-38s24-26 32-40c8-15 12-31 12-48 0-24-7-43-21-56s-34-20-59-20c-23 0-43 6-58 19-16 13-25 31-27 55l-58-5c5-35 19-63 45-84s58-31 98-31c44 0 78 10 102 31s35 51 35 89c0 17-3 34-11 50-8 17-19 34-35 51-15 17-44 42-87 78-24 19-43 37-57 52-14 16-24 31-31 45h228v48z">
            <text:p/>
          </draw:path>
          <draw:path draw:style-name="gr14" draw:text-style-name="P9" draw:layer="layout" svg:width="0.337cm" svg:height="0.436cm" svg:x="40.216cm" svg:y="7.982cm" svg:viewBox="0 0 338 437" svg:d="M338 314c0 39-14 69-43 91-28 22-67 32-118 32h-177v-437h159c102 0 154 35 154 106 0 26-8 48-22 66-15 17-35 29-62 35 35 4 62 16 81 35s28 43 28 72zM253 113c0-23-8-40-24-50s-40-16-70-16h-100v139h100c31 0 55-6 71-18 15-12 23-30 23-55zM278 310c0-52-36-78-108-78h-111v158h115c36 0 63-7 79-20 17-14 25-34 25-60z">
            <text:p/>
          </draw:path>
        </draw:g>
        <draw:path draw:style-name="gr15" draw:text-style-name="P10" draw:layer="layout" svg:width="0.5cm" svg:height="0.5cm" svg:x="37.55cm" svg:y="14.35cm" svg:viewBox="0 0 501 501" svg:d="M501 251c0 43-12 87-34 125s-53 69-91 91-82 34-125 34c-44 0-88-12-126-34s-69-53-91-91-34-82-34-125c0-44 12-88 34-126s53-69 91-91 82-34 126-34c43 0 87 12 125 34s69 53 91 91 34 82 34 126z">
          <text:p/>
        </draw:path>
        <draw:path draw:style-name="gr15" draw:text-style-name="P10" draw:layer="layout" svg:width="0.5cm" svg:height="0.5cm" svg:x="33.55cm" svg:y="11.25cm" svg:viewBox="0 0 501 501" svg:d="M501 251c0 43-12 87-34 125s-53 69-91 91-82 34-125 34c-44 0-88-12-126-34s-69-53-91-91-34-82-34-125c0-44 12-88 34-126s53-69 91-91 82-34 126-34c43 0 87 12 125 34s69 53 91 91 34 82 34 126z">
          <text:p/>
        </draw:path>
        <draw:g draw:style-name="gr5">
          <draw:path draw:style-name="gr16" draw:text-style-name="P11" draw:layer="layout" svg:width="5.018cm" svg:height="0.999cm" svg:x="31.3cm" svg:y="6cm" svg:viewBox="0 0 5019 1000" svg:d="M166 0h1c-30 0-58 8-84 22-25 15-46 36-61 61-14 26-22 54-22 84 0 222 0 444 0 666 0 30 8 58 22 84 15 25 36 46 61 61 26 14 54 22 84 22 1561 0 3123 0 4685 0 30 0 58-8 84-22 25-15 46-36 61-61 14-26 22-54 22-84 0-222 0-445 0-667v1c0-30-8-58-22-84-15-25-36-46-61-61-26-14-54-22-84-22-1562 0-3124 0-4686 0z">
            <text:p/>
          </draw:path>
          <draw:path draw:style-name="gr17" draw:text-style-name="P12" draw:layer="layout" svg:width="0.273cm" svg:height="0.347cm" svg:x="32.582cm" svg:y="6.378cm" svg:viewBox="0 0 274 348" svg:d="M58 172c0 45 7 78 21 100 14 21 36 32 64 32 20 0 36-5 50-16 13-11 21-27 24-50l57 4c-5 32-18 58-41 77-24 19-53 29-88 29-47 0-83-15-108-44-25-30-37-73-37-130s12-100 37-129c25-30 61-45 107-45 34 0 63 9 85 27 23 17 37 42 43 73l-57 5c-3-19-11-34-22-45-12-11-29-16-51-16-29 0-51 10-64 29-13 20-20 53-20 99z">
            <text:p/>
          </draw:path>
          <draw:path draw:style-name="gr17" draw:text-style-name="P12" draw:layer="layout" svg:width="0.055cm" svg:height="0.46cm" svg:x="32.915cm" svg:y="6.26cm" svg:viewBox="0 0 56 461" svg:d="M0 53c0-17 0-35 0-53 19 0 37 0 56 0 0 18 0 36 0 53-19 0-37 0-56 0zM0 461c0-112 0-224 0-336 19 0 37 0 56 0 0 112 0 224 0 336-19 0-37 0-56 0z">
            <text:p/>
          </draw:path>
          <draw:path draw:style-name="gr17" draw:text-style-name="P12" draw:layer="layout" svg:width="0.285cm" svg:height="0.473cm" svg:x="33.055cm" svg:y="6.378cm" svg:viewBox="0 0 286 474" svg:d="M286 172c0 118-42 176-124 176-51 0-86-19-104-58h-2c1 2 2 19 2 53v131h-56v-399c0-35-1-58-2-69h54c0 1 0 4 1 9 0 5 1 13 1 23 1 11 1 18 1 22h1c10-21 23-36 40-46 16-9 38-14 64-14 42 0 72 14 93 42 20 27 31 71 31 130zM227 174c0-47-6-81-19-101s-33-30-60-30c-22 0-40 5-52 14-13 9-22 24-29 44-6 20-9 45-9 77 0 44 7 77 21 98s37 31 68 31c28 0 48-10 61-31 13-20 19-54 19-102z">
            <text:p/>
          </draw:path>
          <draw:path draw:style-name="gr17" draw:text-style-name="P12" draw:layer="layout" svg:width="0.267cm" svg:height="0.46cm" svg:x="33.411cm" svg:y="6.26cm" svg:viewBox="0 0 268 461" svg:d="M54 182c12-21 27-38 44-48 16-10 38-15 64-15 36 0 63 9 80 27s26 48 26 91v224h-56v-213c0-24-2-41-7-53-4-11-11-20-21-25s-24-8-41-8c-27 0-48 9-63 27-16 18-24 43-24 74v198h-56v-461h56v120c0 13-1 26-1 39-1 14-1 21-2 23z">
            <text:p/>
          </draw:path>
          <draw:path draw:style-name="gr17" draw:text-style-name="P12" draw:layer="layout" svg:width="0.297cm" svg:height="0.347cm" svg:x="33.747cm" svg:y="6.378cm" svg:viewBox="0 0 298 348" svg:d="M59 186c0 39 8 68 23 89 16 21 40 31 70 31 24 0 44-4 58-14 15-10 25-22 30-37l49 14c-20 53-66 79-137 79-49 0-87-15-113-44-26-30-39-74-39-132 0-55 13-98 39-128 26-29 63-44 111-44 99 0 148 60 148 179v7zM240 143c-3-35-12-61-27-77-15-17-36-25-64-25-27 0-48 9-64 28-16 18-25 43-26 74z">
            <text:p/>
          </draw:path>
          <draw:path draw:style-name="gr17" draw:text-style-name="P12" draw:layer="layout" svg:width="0.158cm" svg:height="0.341cm" svg:x="34.116cm" svg:y="6.378cm" svg:viewBox="0 0 159 342" svg:d="M2 342v-258c0-23-1-49-2-78h53c1 38 2 61 2 69h1c9-29 20-49 31-59 12-11 28-16 49-16 8 0 15 1 23 3v51c-8-2-18-3-30-3-23 0-41 10-53 30s-18 49-18 86v175z">
            <text:p/>
          </draw:path>
          <draw:path draw:style-name="gr17" draw:text-style-name="P12" draw:layer="layout" svg:width="0.369cm" svg:height="0.039cm" svg:x="34.275cm" svg:y="6.806cm" svg:viewBox="0 0 370 40" svg:d="M0 40c0-13 0-27 0-40 123 0 247 0 370 0 0 13 0 27 0 40-123 0-247 0-370 0z">
            <text:p/>
          </draw:path>
          <draw:path draw:style-name="gr17" draw:text-style-name="P12" draw:layer="layout" svg:width="0.42cm" svg:height="0.437cm" svg:x="34.639cm" svg:y="6.283cm" svg:viewBox="0 0 421 438" svg:d="M361 438l-50-128h-199l-51 128h-61l178-438h68l175 438zM211 45l-3 8c-5 18-12 40-23 67l-55 143h163l-56-144c-6-14-12-30-17-48z">
            <text:p/>
          </draw:path>
        </draw:g>
        <draw:g draw:style-name="gr5">
          <draw:path draw:style-name="gr18" draw:text-style-name="P13" draw:layer="layout" svg:width="5.018cm" svg:height="0.999cm" svg:x="40.982cm" svg:y="5.999cm" svg:viewBox="0 0 5019 1000" svg:d="M166 0h1c-30 0-58 8-84 22-25 15-46 36-61 61-14 26-22 54-22 84 0 222 0 444 0 666 0 30 8 58 22 84 15 25 36 46 61 61 26 14 54 22 84 22 1561 0 3123 0 4685 0 30 0 58-8 84-22 25-15 46-36 61-61 14-26 22-54 22-84 0-222 0-445 0-667v1c0-30-8-58-22-84-15-25-36-46-61-61-26-14-54-22-84-22-1562 0-3124 0-4686 0z">
            <text:p/>
          </draw:path>
          <draw:path draw:style-name="gr19" draw:text-style-name="P14" draw:layer="layout" svg:width="0.273cm" svg:height="0.347cm" svg:x="42.264cm" svg:y="6.377cm" svg:viewBox="0 0 274 348" svg:d="M58 172c0 45 7 78 21 100 14 21 36 32 64 32 20 0 36-5 50-16 13-11 21-27 24-50l57 4c-5 32-18 58-41 77-24 19-53 29-88 29-47 0-83-15-108-44-25-30-37-73-37-130s12-100 37-129c25-30 61-45 107-45 34 0 63 9 85 27 23 17 37 42 43 73l-57 5c-3-19-11-34-22-45-12-11-29-16-51-16-29 0-51 10-64 29-13 20-20 53-20 99z">
            <text:p/>
          </draw:path>
          <draw:path draw:style-name="gr19" draw:text-style-name="P14" draw:layer="layout" svg:width="0.055cm" svg:height="0.46cm" svg:x="42.597cm" svg:y="6.259cm" svg:viewBox="0 0 56 461" svg:d="M0 53c0-17 0-35 0-53 19 0 37 0 56 0 0 18 0 36 0 53-19 0-37 0-56 0zM0 461c0-112 0-224 0-336 19 0 37 0 56 0 0 112 0 224 0 336-19 0-37 0-56 0z">
            <text:p/>
          </draw:path>
          <draw:path draw:style-name="gr19" draw:text-style-name="P14" draw:layer="layout" svg:width="0.285cm" svg:height="0.473cm" svg:x="42.737cm" svg:y="6.377cm" svg:viewBox="0 0 286 474" svg:d="M286 172c0 118-42 176-124 176-51 0-86-19-104-58h-2c1 2 2 19 2 53v131h-56v-399c0-35-1-58-2-69h54c0 1 0 4 1 9 0 5 1 13 1 23 1 11 1 18 1 22h1c10-21 23-36 40-46 16-9 38-14 64-14 42 0 72 14 93 42 20 27 31 71 31 130zM227 174c0-47-6-81-19-101s-33-30-60-30c-22 0-40 5-52 14-13 9-22 24-29 44-6 20-9 45-9 77 0 44 7 77 21 98s37 31 68 31c28 0 48-10 61-31 13-20 19-54 19-102z">
            <text:p/>
          </draw:path>
          <draw:path draw:style-name="gr19" draw:text-style-name="P14" draw:layer="layout" svg:width="0.267cm" svg:height="0.46cm" svg:x="43.093cm" svg:y="6.259cm" svg:viewBox="0 0 268 461" svg:d="M54 182c12-21 27-38 44-48 16-10 38-15 64-15 36 0 63 9 80 27s26 48 26 91v224h-56v-213c0-24-2-41-7-53-4-11-11-20-21-25s-24-8-41-8c-27 0-48 9-63 27-16 18-24 43-24 74v198h-56v-461h56v120c0 13-1 26-1 39-1 14-1 21-2 23z">
            <text:p/>
          </draw:path>
          <draw:path draw:style-name="gr19" draw:text-style-name="P14" draw:layer="layout" svg:width="0.297cm" svg:height="0.347cm" svg:x="43.429cm" svg:y="6.377cm" svg:viewBox="0 0 298 348" svg:d="M59 186c0 39 8 68 23 89 16 21 40 31 70 31 24 0 44-4 58-14 15-10 25-22 30-37l49 14c-20 53-66 79-137 79-49 0-87-15-113-44-26-30-39-74-39-132 0-55 13-98 39-128 26-29 63-44 111-44 99 0 148 60 148 179v7zM240 143c-3-35-12-61-27-77-15-17-36-25-64-25-27 0-48 9-64 28-16 18-25 43-26 74z">
            <text:p/>
          </draw:path>
          <draw:path draw:style-name="gr19" draw:text-style-name="P14" draw:layer="layout" svg:width="0.158cm" svg:height="0.341cm" svg:x="43.798cm" svg:y="6.377cm" svg:viewBox="0 0 159 342" svg:d="M2 342v-258c0-23-1-49-2-78h53c1 38 2 61 2 69h1c9-29 20-49 31-59 12-11 28-16 49-16 8 0 15 1 23 3v51c-8-2-18-3-30-3-23 0-41 10-53 30s-18 49-18 86v175z">
            <text:p/>
          </draw:path>
          <draw:path draw:style-name="gr19" draw:text-style-name="P14" draw:layer="layout" svg:width="0.369cm" svg:height="0.039cm" svg:x="43.957cm" svg:y="6.805cm" svg:viewBox="0 0 370 40" svg:d="M0 40c0-13 0-27 0-40 123 0 247 0 370 0 0 13 0 27 0 40-123 0-247 0-370 0z">
            <text:p/>
          </draw:path>
          <draw:path draw:style-name="gr19" draw:text-style-name="P14" draw:layer="layout" svg:width="0.337cm" svg:height="0.436cm" svg:x="44.372cm" svg:y="6.282cm" svg:viewBox="0 0 338 437" svg:d="M338 314c0 39-14 69-43 91-28 22-67 32-118 32h-177v-437h159c102 0 154 35 154 106 0 26-8 48-22 66-15 17-35 29-62 35 35 4 62 16 81 35s28 43 28 72zM253 113c0-23-8-40-24-50s-40-16-70-16h-100v139h100c31 0 55-6 71-18 15-12 23-30 23-55zM278 310c0-52-36-78-108-78h-111v158h115c36 0 63-7 79-20 17-14 25-34 25-60z">
            <text:p/>
          </draw:path>
        </draw:g>
        <draw:path draw:style-name="gr15" draw:text-style-name="P10" draw:layer="layout" svg:width="0.5cm" svg:height="0.5cm" svg:x="37.55cm" svg:y="6.25cm" svg:viewBox="0 0 501 501" svg:d="M501 251c0 43-12 87-34 125s-53 69-91 91-82 34-125 34c-44 0-88-12-126-34s-69-53-91-91-34-82-34-125c0-44 12-88 34-126s53-69 91-91 82-34 126-34c43 0 87 12 125 34s69 53 91 91 34 82 34 126z">
          <text:p/>
        </draw:path>
        <draw:path draw:style-name="gr15" draw:text-style-name="P10" draw:layer="layout" svg:width="0.5cm" svg:height="0.5cm" svg:x="43.2cm" svg:y="11.749cm" svg:viewBox="0 0 501 501" svg:d="M501 251c0 43-12 87-34 125s-53 69-91 91-82 34-125 34c-44 0-88-12-126-34s-69-53-91-91-34-82-34-125c0-44 12-88 34-126s53-69 91-91 82-34 126-34c43 0 87 12 125 34s69 53 91 91 34 82 34 126z">
          <text:p/>
        </draw:path>
        <draw:path draw:style-name="gr20" draw:text-style-name="P1" draw:layer="layout" svg:width="0.04cm" svg:height="4.749cm" svg:x="43.45cm" svg:y="6.999cm" svg:viewBox="0 0 41 4750" svg:d="M41 0c0 3526-41 1152-41 4750">
          <text:p/>
        </draw:path>
        <draw:g draw:style-name="gr5">
          <draw:path draw:style-name="gr11" draw:text-style-name="P7" draw:layer="layout" svg:width="5.018cm" svg:height="0.999cm" svg:x="40.95cm" svg:y="13.748cm" svg:viewBox="0 0 5019 1000" svg:d="M166 0h1c-30 0-58 8-84 22-25 15-46 36-61 61-14 26-22 54-22 84 0 222 0 444 0 666 0 30 8 58 22 84 15 25 36 46 61 61 26 14 54 22 84 22 1561 0 3123 0 4685 0 30 0 58-8 84-22 25-15 46-36 61-61 14-26 22-54 22-84 0-222 0-445 0-667v1c0-30-8-58-22-84-15-25-36-46-61-61-26-14-54-22-84-22-1562 0-3124 0-4686 0z">
            <text:p/>
          </draw:path>
          <draw:path draw:style-name="gr12" draw:text-style-name="P6" draw:layer="layout" svg:width="0.276cm" svg:height="0.346cm" svg:x="42.612cm" svg:y="14.127cm" svg:viewBox="0 0 277 347" svg:d="M277 248c0 32-12 56-36 73-24 18-57 26-100 26-42 0-74-7-97-20-22-14-37-36-44-65l49-9c5 18 15 31 30 39 15 9 35 13 62 13 28 0 49-5 62-13 13-9 20-22 20-39 0-14-5-24-14-33-9-8-24-15-44-20l-40-11c-32-8-55-16-68-24-14-8-25-18-32-29-8-11-12-25-12-42 0-31 11-54 33-70s54-24 95-24c37 0 67 7 89 20 21 13 35 33 41 62l-50 6c-3-14-12-26-25-34-14-8-32-12-55-12-25 0-43 4-55 12-12 7-18 19-18 34 0 10 2 18 7 24s12 12 22 16 30 10 61 18c30 7 51 14 64 20 13 7 24 14 31 21 8 8 14 17 18 27s6 21 6 34z">
            <text:p/>
          </draw:path>
          <draw:path draw:style-name="gr12" draw:text-style-name="P6" draw:layer="layout" svg:width="0.297cm" svg:height="0.347cm" svg:x="42.939cm" svg:y="14.126cm" svg:viewBox="0 0 298 348" svg:d="M59 186c0 39 8 68 23 89 16 21 40 31 70 31 24 0 44-4 58-14 15-10 25-22 30-37l49 14c-20 53-66 79-137 79-49 0-87-15-113-44-26-30-39-74-39-132 0-55 13-98 39-128 26-29 63-44 111-44 99 0 148 60 148 179v7zM240 143c-3-35-12-61-27-77-15-17-36-25-64-25-27 0-48 9-64 28-16 18-25 43-26 74z">
            <text:p/>
          </draw:path>
          <draw:path draw:style-name="gr12" draw:text-style-name="P6" draw:layer="layout" svg:width="0.273cm" svg:height="0.347cm" svg:x="43.292cm" svg:y="14.126cm" svg:viewBox="0 0 274 348" svg:d="M58 172c0 45 7 78 21 100 14 21 36 32 64 32 20 0 36-5 50-16 13-11 21-27 24-50l57 4c-5 32-18 58-41 77-24 19-53 29-88 29-47 0-83-15-108-44-25-30-37-73-37-130s12-100 37-129c25-30 61-45 107-45 34 0 63 9 85 27 23 17 37 42 43 73l-57 5c-3-19-11-34-22-45-12-11-29-16-51-16-29 0-51 10-64 29-13 20-20 53-20 99z">
            <text:p/>
          </draw:path>
          <draw:path draw:style-name="gr12" draw:text-style-name="P6" draw:layer="layout" svg:width="0.158cm" svg:height="0.341cm" svg:x="43.625cm" svg:y="14.126cm" svg:viewBox="0 0 159 342" svg:d="M2 342v-258c0-23-1-49-2-78h53c1 38 2 61 2 69h1c9-29 20-49 31-59 12-11 28-16 49-16 8 0 15 1 23 3v51c-8-2-18-3-30-3-23 0-41 10-53 30s-18 49-18 86v175z">
            <text:p/>
          </draw:path>
          <draw:path draw:style-name="gr12" draw:text-style-name="P6" draw:layer="layout" svg:width="0.297cm" svg:height="0.347cm" svg:x="43.821cm" svg:y="14.126cm" svg:viewBox="0 0 298 348" svg:d="M59 186c0 39 8 68 23 89 16 21 40 31 70 31 24 0 44-4 58-14 15-10 25-22 30-37l49 14c-20 53-66 79-137 79-49 0-87-15-113-44-26-30-39-74-39-132 0-55 13-98 39-128 26-29 63-44 111-44 99 0 148 60 148 179v7zM240 143c-3-35-12-61-27-77-15-17-36-25-64-25-27 0-48 9-64 28-16 18-25 43-26 74z">
            <text:p/>
          </draw:path>
          <draw:path draw:style-name="gr12" draw:text-style-name="P6" draw:layer="layout" svg:width="0.161cm" svg:height="0.415cm" svg:x="44.157cm" svg:y="14.057cm" svg:viewBox="0 0 162 416" svg:d="M162 409c-18 5-37 7-56 7-45 0-67-25-67-76v-224h-39v-41h41l16-75h38v75h62v41h-62v212c0 16 2 27 7 34 6 6 15 10 28 10 7 0 18-2 32-5z">
            <text:p/>
          </draw:path>
        </draw:g>
        <draw:path draw:style-name="gr21" draw:text-style-name="P15" draw:layer="layout" svg:width="5.4cm" svg:height="2.5cm" svg:x="40.8cm" svg:y="15.499cm" svg:viewBox="0 0 5401 2501" svg:d="M416 0h1c-73 0-145 19-209 56-63 36-116 89-152 152-37 64-56 136-56 209 0 556 0 1111 0 1667 0 73 19 145 56 209 36 63 89 116 152 152 64 37 136 56 209 56 1522 0 3045 0 4567 0 73 0 145-19 209-56 63-36 116-89 152-152 37-64 56-136 56-209 0-556 0-1112 0-1668v1c0-73-19-145-56-209-36-63-89-116-152-152-64-37-136-56-209-56-1523 0-3045 0-4568 0z">
          <text:p/>
        </draw:path>
        <draw:path draw:style-name="gr22" draw:text-style-name="P1" draw:layer="layout" svg:width="2.949cm" svg:height="2.648cm" svg:x="38.05cm" svg:y="14.6cm" svg:viewBox="0 0 2950 2649" svg:d="M2950 2649c-2175 0-700-2649-2950-2649">
          <text:p/>
        </draw:path>
        <draw:path draw:style-name="gr23" draw:text-style-name="P1" draw:layer="layout" svg:width="1.481cm" svg:height="1.149cm" svg:x="36.318cm" svg:y="14.85cm" svg:viewBox="0 0 1482 1150" svg:d="M0 1150c988 0 1482-383 1482-1150">
          <text:p/>
        </draw:path>
        <draw:path draw:style-name="gr24" draw:text-style-name="P1" draw:layer="layout" svg:width="5.65cm" svg:height="0cm" draw:transform="rotate (1.5707963267949) translate (37.8cm 14.35cm)" svg:viewBox="0 0 5651 0" svg:d="M0 0c1884 0 3767 0 5651 0">
          <text:p/>
        </draw:path>
        <draw:path draw:style-name="gr25" draw:text-style-name="P1" draw:layer="layout" svg:width="0.008cm" svg:height="1.249cm" svg:x="33.8cm" svg:y="11.75cm" svg:viewBox="0 0 9 1250" svg:d="M9 1250c0-900-9-275-9-1250">
          <text:p/>
        </draw:path>
        <draw:path draw:style-name="gr26" draw:text-style-name="P1" draw:layer="layout" svg:width="2.999cm" svg:height="3.499cm" svg:x="34.05cm" svg:y="11.5cm" svg:viewBox="0 0 3000 3500" svg:d="M2268 3500c753 0 1887-3500-2268-3500">
          <text:p/>
        </draw:path>
        <draw:path draw:style-name="gr27" draw:text-style-name="P1" draw:layer="layout" svg:width="0.008cm" svg:height="4.249cm" svg:x="33.8cm" svg:y="7cm" svg:viewBox="0 0 9 4250" svg:d="M0 4250c0-3223 9-1099 9-4250">
          <text:p/>
        </draw:path>
        <draw:path draw:style-name="gr28" draw:text-style-name="P1" draw:layer="layout" svg:width="1.231cm" svg:height="0cm" svg:x="36.318cm" svg:y="6.5cm" svg:viewBox="0 0 1232 0" svg:d="M0 0c411 0 821 0 1232 0">
          <text:p/>
        </draw:path>
        <draw:path draw:style-name="gr24" draw:text-style-name="P1" draw:layer="layout" svg:width="0.949cm" svg:height="0cm" draw:transform="rotate (1.5707963267949) translate (37.8cm 7.7cm)" svg:viewBox="0 0 950 0" svg:d="M0 0c317 0 633 0 950 0">
          <text:p/>
        </draw:path>
        <draw:path draw:style-name="gr20" draw:text-style-name="P1" draw:layer="layout" svg:width="2.931cm" svg:height="0cm" svg:x="38.05cm" svg:y="6.499cm" svg:viewBox="0 0 2932 1" svg:d="M0 1c2236 0 771-1 2932-1">
          <text:p/>
        </draw:path>
        <draw:path draw:style-name="gr29" draw:text-style-name="P1" draw:layer="layout" svg:width="3.053cm" svg:height="4.249cm" svg:x="43.7cm" svg:y="11.999cm" svg:viewBox="0 0 3054 4250" svg:d="M2318 4250c753 0 1912-4250-2318-4250">
          <text:p/>
        </draw:path>
        <draw:path draw:style-name="gr30" draw:text-style-name="P1" draw:layer="layout" svg:width="0.008cm" svg:height="1.499cm" svg:x="43.45cm" svg:y="12.249cm" svg:viewBox="0 0 9 1500" svg:d="M0 0c0 1162 9 413 9 1500">
          <text:p/>
        </draw:path>
        <draw:g draw:style-name="gr5">
          <draw:path draw:style-name="gr31" draw:text-style-name="P16" draw:layer="layout" svg:width="5cm" svg:height="0.999cm" svg:x="31.318cm" svg:y="14.5cm" svg:viewBox="0 0 5001 1000" svg:d="M166 0h1c-30 0-58 8-84 22-25 15-46 36-61 61-14 26-22 54-22 84 0 222 0 444 0 666 0 30 8 58 22 84 15 25 36 46 61 61 26 14 54 22 84 22 1555 0 3111 0 4667 0 30 0 58-8 84-22 25-15 46-36 61-61 14-26 22-54 22-84 0-222 0-445 0-667v1c0-30-8-58-22-84-15-25-36-46-61-61-26-14-54-22-84-22-1556 0-3112 0-4668 0z">
            <text:p/>
          </draw:path>
          <draw:path draw:style-name="gr7" draw:text-style-name="P5" draw:layer="layout" svg:width="0.285cm" svg:height="0.473cm" svg:x="31.846cm" svg:y="14.878cm" svg:viewBox="0 0 286 474" svg:d="M286 172c0 118-42 176-124 176-51 0-86-19-104-58h-2c1 2 2 19 2 53v131h-56v-399c0-35-1-58-2-69h54c0 1 0 4 1 9 0 5 1 13 1 23 1 11 1 18 1 22h1c10-21 23-36 40-46 16-9 38-14 64-14 42 0 72 14 93 42 20 27 31 71 31 130zM227 174c0-47-6-81-19-101s-33-30-60-30c-22 0-40 5-52 14-13 9-22 24-29 44-6 20-9 45-9 77 0 44 7 77 21 98s37 31 68 31c28 0 48-10 61-31 13-20 19-54 19-102z">
            <text:p/>
          </draw:path>
          <draw:path draw:style-name="gr7" draw:text-style-name="P5" draw:layer="layout" svg:width="0.158cm" svg:height="0.341cm" svg:x="32.201cm" svg:y="14.878cm" svg:viewBox="0 0 159 342" svg:d="M2 342v-258c0-23-1-49-2-78h53c1 38 2 61 2 69h1c9-29 20-49 31-59 12-11 28-16 49-16 8 0 15 1 23 3v51c-8-2-18-3-30-3-23 0-41 10-53 30s-18 49-18 86v175z">
            <text:p/>
          </draw:path>
          <draw:path draw:style-name="gr7" draw:text-style-name="P5" draw:layer="layout" svg:width="0.055cm" svg:height="0.46cm" svg:x="32.413cm" svg:y="14.76cm" svg:viewBox="0 0 56 461" svg:d="M0 53c0-17 0-35 0-53 19 0 37 0 56 0 0 18 0 36 0 53-19 0-37 0-56 0zM0 461c0-112 0-224 0-336 19 0 37 0 56 0 0 112 0 224 0 336-19 0-37 0-56 0z">
            <text:p/>
          </draw:path>
          <draw:path draw:style-name="gr7" draw:text-style-name="P5" draw:layer="layout" svg:width="0.312cm" svg:height="0.335cm" svg:x="32.513cm" svg:y="14.884cm" svg:viewBox="0 0 313 336" svg:d="M188 336h-66l-122-336h60l73 219c3 8 10 32 22 73l11-36 12-37 76-219h59z">
            <text:p/>
          </draw:path>
          <draw:path draw:style-name="gr7" draw:text-style-name="P5" draw:layer="layout" svg:width="0.325cm" svg:height="0.347cm" svg:x="32.856cm" svg:y="14.878cm" svg:viewBox="0 0 326 348" svg:d="M101 348c-33 0-59-9-76-27-17-17-25-42-25-73 0-35 11-61 34-80 23-18 60-28 111-30l75-1v-18c0-27-6-47-17-59-12-12-30-17-55-17s-43 4-54 12c-12 9-19 22-21 41l-58-5c9-61 54-91 134-91 43 0 74 10 96 29 21 19 32 47 32 84v145c0 16 2 29 6 37s13 12 25 12c5 0 11 0 18-2v35c-14 3-28 5-43 5-21 0-36-5-45-16s-15-28-16-51h-2c-14 25-31 43-50 54s-42 16-69 16zM114 306c21 0 39-5 55-14s28-22 37-38c10-16 14-33 14-50v-28l-61 1c-26 1-46 4-60 8-13 5-24 13-31 23-7 11-11 24-11 41 0 18 5 32 15 42s24 15 42 15z">
            <text:p/>
          </draw:path>
          <draw:path draw:style-name="gr7" draw:text-style-name="P5" draw:layer="layout" svg:width="0.161cm" svg:height="0.415cm" svg:x="33.191cm" svg:y="14.809cm" svg:viewBox="0 0 162 416" svg:d="M162 409c-18 5-37 7-56 7-45 0-67-25-67-76v-224h-39v-41h41l16-75h38v75h62v41h-62v212c0 16 2 27 7 34 6 6 15 10 28 10 7 0 18-2 32-5z">
            <text:p/>
          </draw:path>
          <draw:path draw:style-name="gr7" draw:text-style-name="P5" draw:layer="layout" svg:width="0.297cm" svg:height="0.347cm" svg:x="33.385cm" svg:y="14.878cm" svg:viewBox="0 0 298 348" svg:d="M59 186c0 39 8 68 23 89 16 21 40 31 70 31 24 0 44-4 58-14 15-10 25-22 30-37l49 14c-20 53-66 79-137 79-49 0-87-15-113-44-26-30-39-74-39-132 0-55 13-98 39-128 26-29 63-44 111-44 99 0 148 60 148 179v7zM240 143c-3-35-12-61-27-77-15-17-36-25-64-25-27 0-48 9-64 28-16 18-25 43-26 74z">
            <text:p/>
          </draw:path>
          <draw:path draw:style-name="gr7" draw:text-style-name="P5" draw:layer="layout" svg:width="0.369cm" svg:height="0.039cm" svg:x="33.702cm" svg:y="15.306cm" svg:viewBox="0 0 370 40" svg:d="M0 40c0-13 0-27 0-40 123 0 247 0 370 0 0 13 0 27 0 40-123 0-247 0-370 0z">
            <text:p/>
          </draw:path>
          <draw:path draw:style-name="gr7" draw:text-style-name="P5" draw:layer="layout" svg:width="0.275cm" svg:height="0.46cm" svg:x="34.107cm" svg:y="14.76cm" svg:viewBox="0 0 276 461" svg:d="M210 461c-38-51-75-102-113-154-14 12-28 23-41 34 0 40 0 80 0 120-19 0-37 0-56 0 0-154 0-307 0-461 19 0 37 0 56 0 0 96 0 192 0 288 49-54 98-109 147-163 22 0 44 0 66 0-46 48-91 96-137 144 48 64 96 128 144 192-22 0-44 0-66 0z">
            <text:p/>
          </draw:path>
          <draw:path draw:style-name="gr7" draw:text-style-name="P5" draw:layer="layout" svg:width="0.297cm" svg:height="0.347cm" svg:x="34.409cm" svg:y="14.878cm" svg:viewBox="0 0 298 348" svg:d="M59 186c0 39 8 68 23 89 16 21 40 31 70 31 24 0 44-4 58-14 15-10 25-22 30-37l49 14c-20 53-66 79-137 79-49 0-87-15-113-44-26-30-39-74-39-132 0-55 13-98 39-128 26-29 63-44 111-44 99 0 148 60 148 179v7zM240 143c-3-35-12-61-27-77-15-17-36-25-64-25-27 0-48 9-64 28-16 18-25 43-26 74z">
            <text:p/>
          </draw:path>
          <draw:path draw:style-name="gr7" draw:text-style-name="P5" draw:layer="layout" svg:width="0.314cm" svg:height="0.467cm" svg:x="34.737cm" svg:y="14.885cm" svg:viewBox="0 0 315 468" svg:d="M58 468c-16-1-28-2-39-4v-42c8 1 17 2 26 2 35 0 62-25 83-77l5-13-133-334h60l70 186c1 2 3 6 4 10s6 18 14 41c8 22 12 35 13 38l21-61 74-214h59l-129 336c-14 35-27 62-39 80-12 17-25 30-40 39-14 8-31 12-49 13z">
            <text:p/>
          </draw:path>
          <draw:path draw:style-name="gr7" draw:text-style-name="P5" draw:layer="layout" svg:width="0.369cm" svg:height="0.039cm" svg:x="35.043cm" svg:y="15.306cm" svg:viewBox="0 0 370 40" svg:d="M0 40c0-13 0-27 0-40 123 0 247 0 370 0 0 13 0 27 0 40-123 0-247 0-370 0z">
            <text:p/>
          </draw:path>
          <draw:path draw:style-name="gr7" draw:text-style-name="P5" draw:layer="layout" svg:width="0.42cm" svg:height="0.437cm" svg:x="35.407cm" svg:y="14.783cm" svg:viewBox="0 0 421 438" svg:d="M361 438l-50-128h-199l-51 128h-61l178-438h68l175 438zM211 45l-3 8c-5 18-12 40-23 67l-55 143h163l-56-144c-6-14-12-30-17-48z">
            <text:p/>
          </draw:path>
        </draw:g>
        <draw:g draw:style-name="gr5">
          <draw:path draw:style-name="gr32" draw:text-style-name="P16" draw:layer="layout" svg:width="5.018cm" svg:height="0.999cm" svg:x="31.3cm" svg:y="15.5cm" svg:viewBox="0 0 5019 1000" svg:d="M166 0h1c-30 0-58 8-84 22-25 15-46 36-61 61-14 26-22 54-22 84 0 222 0 444 0 666 0 30 8 58 22 84 15 25 36 46 61 61 26 14 54 22 84 22 1561 0 3123 0 4685 0 30 0 58-8 84-22 25-15 46-36 61-61 14-26 22-54 22-84 0-222 0-445 0-667v1c0-30-8-58-22-84-15-25-36-46-61-61-26-14-54-22-84-22-1562 0-3124 0-4686 0z">
            <text:p/>
          </draw:path>
          <draw:path draw:style-name="gr9" draw:text-style-name="P5" draw:layer="layout" svg:width="0.285cm" svg:height="0.473cm" svg:x="31.961cm" svg:y="15.878cm" svg:viewBox="0 0 286 474" svg:d="M286 172c0 118-42 176-124 176-51 0-86-19-104-58h-2c1 2 2 19 2 53v131h-56v-399c0-35-1-58-2-69h54c0 1 0 4 1 9 0 5 1 13 1 23 1 11 1 18 1 22h1c10-21 23-36 40-46 16-9 38-14 64-14 42 0 72 14 93 42 20 27 31 71 31 130zM227 174c0-47-6-81-19-101s-33-30-60-30c-22 0-40 5-52 14-13 9-22 24-29 44-6 20-9 45-9 77 0 44 7 77 21 98s37 31 68 31c28 0 48-10 61-31 13-20 19-54 19-102z">
            <text:p/>
          </draw:path>
          <draw:path draw:style-name="gr9" draw:text-style-name="P5" draw:layer="layout" svg:width="0.269cm" svg:height="0.341cm" svg:x="32.315cm" svg:y="15.884cm" svg:viewBox="0 0 270 342" svg:d="M56 0v213c0 22 2 39 7 51 4 13 11 21 20 27 10 5 24 8 42 8 27 0 48-9 64-28 15-18 23-44 23-76v-195h56v264c0 39 1 63 2 72h-53c0-1 0-4-1-9 0-4 0-9 0-15-1-6-1-17-1-34h-1c-13 24-28 40-45 50-17 9-38 14-63 14-36 0-63-9-80-27-17-19-26-49-26-91v-224z">
            <text:p/>
          </draw:path>
          <draw:path draw:style-name="gr9" draw:text-style-name="P5" draw:layer="layout" svg:width="0.285cm" svg:height="0.466cm" svg:x="32.668cm" svg:y="15.76cm" svg:viewBox="0 0 286 467" svg:d="M286 291c0 117-42 176-124 176-25 0-46-5-63-14s-31-24-41-44h-1c0 6 0 16-1 29s-2 21-2 23h-54c1-11 2-34 2-69v-392h56v132c0 13-1 29-2 47h2c10-21 24-37 41-46s38-14 63-14c43 0 74 14 94 43 20 28 30 71 30 129zM227 293c0-47-6-80-19-101-12-20-32-30-60-30-32 0-54 11-69 32-14 22-21 56-21 103 0 44 7 76 21 97s37 32 68 32c28 0 49-11 61-31 13-21 19-55 19-102z">
            <text:p/>
          </draw:path>
          <draw:path draw:style-name="gr9" draw:text-style-name="P5" draw:layer="layout" svg:width="0.055cm" svg:height="0.46cm" svg:x="33.023cm" svg:y="15.76cm" svg:viewBox="0 0 56 461" svg:d="M0 461c0-154 0-307 0-461 19 0 37 0 56 0 0 154 0 307 0 461-19 0-37 0-56 0z">
            <text:p/>
          </draw:path>
          <draw:path draw:style-name="gr9" draw:text-style-name="P5" draw:layer="layout" svg:width="0.055cm" svg:height="0.46cm" svg:x="33.164cm" svg:y="15.76cm" svg:viewBox="0 0 56 461" svg:d="M0 53c0-17 0-35 0-53 19 0 37 0 56 0 0 18 0 36 0 53-19 0-37 0-56 0zM0 461c0-112 0-224 0-336 19 0 37 0 56 0 0 112 0 224 0 336-19 0-37 0-56 0z">
            <text:p/>
          </draw:path>
          <draw:path draw:style-name="gr9" draw:text-style-name="P5" draw:layer="layout" svg:width="0.273cm" svg:height="0.347cm" svg:x="33.289cm" svg:y="15.878cm" svg:viewBox="0 0 274 348" svg:d="M58 172c0 45 7 78 21 100 14 21 36 32 64 32 20 0 36-5 50-16 13-11 21-27 24-50l57 4c-5 32-18 58-41 77-24 19-53 29-88 29-47 0-83-15-108-44-25-30-37-73-37-130s12-100 37-129c25-30 61-45 107-45 34 0 63 9 85 27 23 17 37 42 43 73l-57 5c-3-19-11-34-22-45-12-11-29-16-51-16-29 0-51 10-64 29-13 20-20 53-20 99z">
            <text:p/>
          </draw:path>
          <draw:path draw:style-name="gr9" draw:text-style-name="P5" draw:layer="layout" svg:width="0.369cm" svg:height="0.039cm" svg:x="33.57cm" svg:y="16.306cm" svg:viewBox="0 0 370 40" svg:d="M0 40c0-13 0-27 0-40 123 0 247 0 370 0 0 13 0 27 0 40-123 0-247 0-370 0z">
            <text:p/>
          </draw:path>
          <draw:path draw:style-name="gr9" draw:text-style-name="P5" draw:layer="layout" svg:width="0.275cm" svg:height="0.46cm" svg:x="33.976cm" svg:y="15.76cm" svg:viewBox="0 0 276 461" svg:d="M210 461c-38-51-75-102-113-154-14 12-28 23-41 34 0 40 0 80 0 120-19 0-37 0-56 0 0-154 0-307 0-461 19 0 37 0 56 0 0 96 0 192 0 288 49-54 98-109 147-163 22 0 44 0 66 0-46 48-91 96-137 144 48 64 96 128 144 192-22 0-44 0-66 0z">
            <text:p/>
          </draw:path>
          <draw:path draw:style-name="gr9" draw:text-style-name="P5" draw:layer="layout" svg:width="0.297cm" svg:height="0.347cm" svg:x="34.277cm" svg:y="15.878cm" svg:viewBox="0 0 298 348" svg:d="M59 186c0 39 8 68 23 89 16 21 40 31 70 31 24 0 44-4 58-14 15-10 25-22 30-37l49 14c-20 53-66 79-137 79-49 0-87-15-113-44-26-30-39-74-39-132 0-55 13-98 39-128 26-29 63-44 111-44 99 0 148 60 148 179v7zM240 143c-3-35-12-61-27-77-15-17-36-25-64-25-27 0-48 9-64 28-16 18-25 43-26 74z">
            <text:p/>
          </draw:path>
          <draw:path draw:style-name="gr9" draw:text-style-name="P5" draw:layer="layout" svg:width="0.314cm" svg:height="0.467cm" svg:x="34.605cm" svg:y="15.885cm" svg:viewBox="0 0 315 468" svg:d="M58 468c-16-1-28-2-39-4v-42c8 1 17 2 26 2 35 0 62-25 83-77l5-13-133-334h60l70 186c1 2 3 6 4 10s6 18 14 41c8 22 12 35 13 38l21-61 74-214h59l-129 336c-14 35-27 62-39 80-12 17-25 30-40 39-14 8-31 12-49 13z">
            <text:p/>
          </draw:path>
          <draw:path draw:style-name="gr9" draw:text-style-name="P5" draw:layer="layout" svg:width="0.369cm" svg:height="0.039cm" svg:x="34.911cm" svg:y="16.306cm" svg:viewBox="0 0 370 40" svg:d="M0 40c0-13 0-27 0-40 123 0 247 0 370 0 0 13 0 27 0 40-123 0-247 0-370 0z">
            <text:p/>
          </draw:path>
          <draw:path draw:style-name="gr9" draw:text-style-name="P5" draw:layer="layout" svg:width="0.42cm" svg:height="0.437cm" svg:x="35.275cm" svg:y="15.783cm" svg:viewBox="0 0 421 438" svg:d="M361 438l-50-128h-199l-51 128h-61l178-438h68l175 438zM211 45l-3 8c-5 18-12 40-23 67l-55 143h163l-56-144c-6-14-12-30-17-48z">
            <text:p/>
          </draw:path>
        </draw:g>
        <draw:path draw:style-name="gr21" draw:text-style-name="P15" draw:layer="layout" svg:width="5.4cm" svg:height="2.5cm" svg:x="31.1cm" svg:y="14.25cm" svg:viewBox="0 0 5401 2501" svg:d="M416 0h1c-73 0-145 19-209 56-63 36-116 89-152 152-37 64-56 136-56 209 0 556 0 1111 0 1667 0 73 19 145 56 209 36 63 89 116 152 152 64 37 136 56 209 56 1522 0 3045 0 4567 0 73 0 145-19 209-56 63-36 116-89 152-152 37-64 56-136 56-209 0-556 0-1112 0-1668v1c0-73-19-145-56-209-36-63-89-116-152-152-64-37-136-56-209-56-1523 0-3045 0-4568 0z">
          <text:p/>
        </draw:path>
        <draw:custom-shape draw:style-name="gr33" draw:text-style-name="P18" xml:id="id1" draw:id="id1" draw:layer="layout" svg:width="5.018cm" svg:height="0.999cm" svg:x="2cm" svg:y="1cm">
          <text:p text:style-name="P17"><text:span text:style-name="T1">secr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4" draw:text-style-name="P19" xml:id="id3" draw:id="id3" draw:layer="layout" svg:width="5.018cm" svg:height="0.999cm" svg:x="8.982cm" svg:y="1cm">
          <text:p text:style-name="P17"><text:span text:style-name="T1">cipher_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5" draw:text-style-name="P20" xml:id="id5" draw:id="id5" draw:layer="layout" svg:width="5.018cm" svg:height="0.999cm" svg:x="16cm" svg:y="1.001cm">
          <text:p text:style-name="P17"><text:span text:style-name="T1">cipher_B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3" draw:text-style-name="P18" xml:id="id7" draw:id="id7" draw:layer="layout" svg:width="5.018cm" svg:height="0.999cm" svg:x="22.982cm" svg:y="1cm">
          <text:p text:style-name="P17"><text:span text:style-name="T1">secr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frame draw:style-name="gr36" draw:text-style-name="P22" draw:layer="layout" svg:width="1.438cm" svg:height="1.038cm" svg:x="-5.688cm" svg:y="-1.538cm">
          <draw:text-box>
            <text:p text:style-name="P21"><text:span text:style-name="T2">🔒</text:span></text:p>
          </draw:text-box>
        </draw:frame>
        <draw:custom-shape draw:style-name="gr37" draw:text-style-name="P10" xml:id="id2" draw:id="id2" draw:layer="layout" svg:width="0.5cm" svg:height="0.5cm" svg:x="7.75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0" xml:id="id4" draw:id="id4" draw:layer="layout" svg:width="0.5cm" svg:height="0.5cm" svg:x="14.75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7" draw:text-style-name="P10" xml:id="id6" draw:id="id6" draw:layer="layout" svg:width="0.5cm" svg:height="0.5cm" svg:x="21.75cm" svg:y="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8" draw:text-style-name="P1" draw:layer="layout" draw:type="curve" svg:x1="4.509cm" svg:y1="1.999cm" svg:x2="7.75cm" svg:y2="3cm" draw:start-shape="id1" draw:start-glue-point="2" draw:end-shape="id2" draw:end-glue-point="6" svg:d="M4509 1999c0 668 1080 1001 3241 1001" svg:viewBox="0 0 3242 1002">
          <text:p/>
        </draw:connector>
        <draw:connector draw:style-name="gr28" draw:text-style-name="P1" draw:layer="layout" draw:type="curve" svg:x1="11.491cm" svg:y1="1.999cm" svg:x2="14.75cm" svg:y2="3cm" draw:start-shape="id3" draw:start-glue-point="2" draw:end-shape="id4" draw:end-glue-point="6" svg:d="M11491 1999c0 668 1086 1001 3259 1001" svg:viewBox="0 0 3260 1002">
          <text:p/>
        </draw:connector>
        <draw:connector draw:style-name="gr39" draw:text-style-name="P1" draw:layer="layout" draw:type="curve" svg:x1="18.509cm" svg:y1="2cm" svg:x2="21.75cm" svg:y2="3cm" draw:start-shape="id5" draw:start-glue-point="2" draw:end-shape="id6" draw:end-glue-point="6" svg:d="M18509 2000c0 667 1080 1000 3241 1000" svg:viewBox="0 0 3242 1001">
          <text:p/>
        </draw:connector>
        <draw:connector draw:style-name="gr38" draw:text-style-name="P1" draw:layer="layout" draw:type="curve" svg:x1="22.25cm" svg:y1="3cm" svg:x2="25.491cm" svg:y2="1.999cm" draw:start-shape="id6" draw:start-glue-point="10" draw:end-shape="id7" draw:end-glue-point="2" svg:d="M22250 3000c2161 0 3241-333 3241-1001" svg:viewBox="0 0 3242 1002">
          <text:p/>
        </draw:connector>
        <draw:connector draw:style-name="gr28" draw:text-style-name="P1" draw:layer="layout" draw:type="curve" svg:x1="8.25cm" svg:y1="3cm" svg:x2="11.491cm" svg:y2="1.999cm" draw:start-shape="id2" draw:start-glue-point="10" draw:end-shape="id3" draw:end-glue-point="2" svg:d="M8250 3000c2161 0 3241-333 3241-1001" svg:viewBox="0 0 3242 1002">
          <text:p/>
        </draw:connector>
        <draw:connector draw:style-name="gr39" draw:text-style-name="P1" draw:layer="layout" draw:type="curve" svg:x1="15.25cm" svg:y1="3cm" svg:x2="18.509cm" svg:y2="2cm" draw:start-shape="id4" draw:start-glue-point="10" draw:end-shape="id5" draw:end-glue-point="2" svg:d="M15250 3000c2173 0 3259-333 3259-1000" svg:viewBox="0 0 3260 1001">
          <text:p/>
        </draw:connector>
        <draw:custom-shape draw:style-name="gr40" draw:text-style-name="P23" xml:id="id8" draw:id="id8" draw:layer="layout" svg:width="5.018cm" svg:height="0.999cm" svg:x="5.5cm" svg:y="4cm">
          <text:p text:style-name="P17"><text:span text:style-name="T1">public_key_A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28" draw:text-style-name="P1" draw:layer="layout" draw:type="curve" svg:x1="8.009cm" svg:y1="4cm" svg:x2="8cm" svg:y2="3.25cm" draw:start-shape="id8" draw:start-glue-point="0" draw:end-shape="id2" draw:end-glue-point="8" svg:d="M8009 4000c0-525-9-150-9-750" svg:viewBox="0 0 10 751">
          <text:p/>
        </draw:connector>
        <draw:custom-shape draw:style-name="gr41" draw:text-style-name="P24" xml:id="id9" draw:id="id9" draw:layer="layout" svg:width="5cm" svg:height="0.999cm" svg:x="19.5cm" svg:y="4.001cm">
          <text:p text:style-name="P17"><text:span text:style-name="T1">private_key_B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39" draw:text-style-name="P1" draw:layer="layout" draw:type="curve" svg:x1="22cm" svg:y1="4.001cm" svg:x2="22cm" svg:y2="3.25cm" draw:start-shape="id9" draw:start-glue-point="0" draw:end-shape="id6" draw:end-glue-point="8" svg:d="M22000 4001v-751" svg:viewBox="0 0 1 752">
          <text:p/>
        </draw:connector>
        <draw:custom-shape draw:style-name="gr42" draw:text-style-name="P25" xml:id="id10" draw:id="id10" draw:layer="layout" svg:width="5.018cm" svg:height="0.999cm" svg:x="16cm" svg:y="6.001cm">
          <text:p text:style-name="P17"><text:span text:style-name="T1">cipher_C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3" draw:text-style-name="P18" xml:id="id12" draw:id="id12" draw:layer="layout" svg:width="5.018cm" svg:height="0.999cm" svg:x="22.982cm" svg:y="6cm">
          <text:p text:style-name="P17"><text:span text:style-name="T1">secr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7" draw:text-style-name="P10" xml:id="id11" draw:id="id11" draw:layer="layout" svg:width="0.5cm" svg:height="0.5cm" svg:x="21.75cm" svg:y="7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3" draw:text-style-name="P1" draw:layer="layout" draw:type="curve" svg:x1="18.509cm" svg:y1="7cm" svg:x2="21.75cm" svg:y2="8cm" draw:start-shape="id10" draw:start-glue-point="2" draw:end-shape="id11" draw:end-glue-point="6" svg:d="M18509 7000c0 667 1080 1000 3241 1000" svg:viewBox="0 0 3242 1001">
          <text:p/>
        </draw:connector>
        <draw:connector draw:style-name="gr38" draw:text-style-name="P1" draw:layer="layout" draw:type="curve" svg:x1="22.25cm" svg:y1="8cm" svg:x2="25.491cm" svg:y2="6.999cm" draw:start-shape="id11" draw:start-glue-point="10" draw:end-shape="id12" draw:end-glue-point="2" svg:d="M22250 8000c2161 0 3241-333 3241-1001" svg:viewBox="0 0 3242 1002">
          <text:p/>
        </draw:connector>
        <draw:custom-shape draw:style-name="gr44" draw:text-style-name="P26" xml:id="id13" draw:id="id13" draw:layer="layout" svg:width="5cm" svg:height="0.999cm" svg:x="19.5cm" svg:y="9.001cm">
          <text:p text:style-name="P17"><text:span text:style-name="T1">private_key_C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43" draw:text-style-name="P1" draw:layer="layout" draw:type="curve" svg:x1="22cm" svg:y1="9.001cm" svg:x2="22cm" svg:y2="8.25cm" draw:start-shape="id13" draw:start-glue-point="0" draw:end-shape="id11" draw:end-glue-point="8" svg:d="M22000 9001v-751" svg:viewBox="0 0 1 752">
          <text:p/>
        </draw:connector>
        <draw:connector draw:style-name="gr43" draw:text-style-name="P1" draw:layer="layout" draw:type="curve" svg:x1="15cm" svg:y1="3.25cm" svg:x2="16cm" svg:y2="6.5cm" draw:start-shape="id4" draw:start-glue-point="8" draw:end-shape="id10" draw:end-glue-point="3" svg:d="M15000 3250c0 2167 333 3250 1000 3250" svg:viewBox="0 0 1001 3251">
          <text:p/>
        </draw:connector>
        <draw:custom-shape draw:style-name="gr45" draw:text-style-name="P27" xml:id="id14" draw:id="id14" draw:layer="layout" svg:width="5.018cm" svg:height="0.999cm" svg:x="16cm" svg:y="11.001cm">
          <text:p text:style-name="P17"><text:span text:style-name="T1">cipher_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3" draw:text-style-name="P18" xml:id="id16" draw:id="id16" draw:layer="layout" svg:width="5.018cm" svg:height="0.999cm" svg:x="22.982cm" svg:y="11cm">
          <text:p text:style-name="P17"><text:span text:style-name="T1">secre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ustom-shape draw:style-name="gr37" draw:text-style-name="P10" xml:id="id15" draw:id="id15" draw:layer="layout" svg:width="0.5cm" svg:height="0.5cm" svg:x="21.75cm" svg:y="12.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6" draw:text-style-name="P1" draw:layer="layout" draw:type="curve" svg:x1="18.509cm" svg:y1="12cm" svg:x2="21.75cm" svg:y2="13cm" draw:start-shape="id14" draw:start-glue-point="2" draw:end-shape="id15" draw:end-glue-point="6" svg:d="M18509 12000c0 667 1080 1000 3241 1000" svg:viewBox="0 0 3242 1001">
          <text:p/>
        </draw:connector>
        <draw:connector draw:style-name="gr38" draw:text-style-name="P1" draw:layer="layout" draw:type="curve" svg:x1="22.25cm" svg:y1="13cm" svg:x2="25.491cm" svg:y2="11.999cm" draw:start-shape="id15" draw:start-glue-point="10" draw:end-shape="id16" draw:end-glue-point="2" svg:d="M22250 13000c2161 0 3241-333 3241-1001" svg:viewBox="0 0 3242 1002">
          <text:p/>
        </draw:connector>
        <draw:connector draw:style-name="gr46" draw:text-style-name="P1" draw:layer="layout" draw:type="curve" svg:x1="15cm" svg:y1="3.25cm" svg:x2="16cm" svg:y2="11.5cm" draw:start-shape="id4" draw:start-glue-point="8" draw:end-shape="id14" draw:end-glue-point="3" svg:d="M15000 3250c0 5500 333 8250 1000 8250" svg:viewBox="0 0 1001 8251">
          <text:p/>
        </draw:connector>
        <draw:custom-shape draw:style-name="gr47" draw:text-style-name="P28" xml:id="id17" draw:id="id17" draw:layer="layout" svg:width="5cm" svg:height="0.999cm" svg:x="19.5cm" svg:y="14.001cm">
          <text:p text:style-name="P17"><text:span text:style-name="T1">private_key_D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range-x-minimum="0" draw:handle-range-x-maximum="10800" draw:handle-position="$0 top" draw:handle-position-x="$0" draw:handle-position-y="top"/>
          </draw:enhanced-geometry>
        </draw:custom-shape>
        <draw:connector draw:style-name="gr46" draw:text-style-name="P1" draw:layer="layout" draw:type="curve" svg:x1="22cm" svg:y1="14.001cm" svg:x2="22cm" svg:y2="13.25cm" draw:start-shape="id17" draw:start-glue-point="0" draw:end-shape="id15" draw:end-glue-point="8" svg:d="M22000 14001v-751" svg:viewBox="0 0 1 752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Ausgefüllt_20_blau" draw:display-name="Ausgefüllt bla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Ausgefüllt_20_gelb" draw:display-name="Ausgefüllt gelb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Ausgefüllt_20_grün" draw:display-name="Ausgefüllt grü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Ausgefüllt_20_rot" draw:display-name="Ausgefüllt rot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ormen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Gradient_20_1" draw:display-name="Gradient 1" draw:style="linear" draw:start-color="#8d1d75" draw:end-color="#3465a4" draw:start-intensity="100%" draw:end-intensity="100%" draw:angle="90deg" draw:border="0%">
      <loext:gradient-stop svg:offset="0" loext:color-type="rgb" loext:color-value="#8d1d75"/>
      <loext:gradient-stop svg:offset="1" loext:color-type="rgb" loext:color-value="#3465a4"/>
    </draw:gradient>
    <draw:gradient draw:name="Gradient_20_4" draw:display-name="Gradient 4" draw:style="ellipsoid" draw:cx="50%" draw:cy="50%" draw:start-color="#3465a4" draw:end-color="#acb20c" draw:start-intensity="100%" draw:end-intensity="100%" draw:angle="0deg" draw:border="15%">
      <loext:gradient-stop svg:offset="0" loext:color-type="rgb" loext:color-value="#3465a4"/>
      <loext:gradient-stop svg:offset="1" loext:color-type="rgb" loext:color-value="#acb20c"/>
    </draw:gradient>
    <draw:gradient draw:name="Gradient_20_5" draw:display-name="Gradient 5" draw:style="ellipsoid" draw:cx="50%" draw:cy="50%" draw:start-color="#800080" draw:end-color="#acb20c" draw:start-intensity="100%" draw:end-intensity="100%" draw:angle="0deg" draw:border="15%">
      <loext:gradient-stop svg:offset="0" loext:color-type="rgb" loext:color-value="#800080"/>
      <loext:gradient-stop svg:offset="1" loext:color-type="rgb" loext:color-value="#acb20c"/>
    </draw:gradient>
    <draw:gradient draw:name="Gradient_20_7" draw:display-name="Gradient 7" draw:style="ellipsoid" draw:cx="50%" draw:cy="50%" draw:start-color="#ff7b59" draw:end-color="#acb20c" draw:start-intensity="100%" draw:end-intensity="100%" draw:angle="0deg" draw:border="15%">
      <loext:gradient-stop svg:offset="0" loext:color-type="rgb" loext:color-value="#ff7b59"/>
      <loext:gradient-stop svg:offset="1" loext:color-type="rgb" loext:color-value="#acb20c"/>
    </draw:gradient>
    <draw:gradient draw:name="Gradient_20_9" draw:display-name="Gradient 9" draw:style="ellipsoid" draw:cx="50%" draw:cy="50%" draw:start-color="#808080" draw:end-color="#acb20c" draw:start-intensity="100%" draw:end-intensity="100%" draw:angle="0deg" draw:border="15%">
      <loext:gradient-stop svg:offset="0" loext:color-type="rgb" loext:color-value="#808080"/>
      <loext:gradient-stop svg:offset="1" loext:color-type="rgb" loext:color-value="#acb20c"/>
    </draw:gradient>
    <draw:marker draw:name="Arrow" svg:viewBox="0 0 20 30" svg:d="M10 0l-10 30h20z"/>
    <draw:marker draw:name="Concave" svg:viewBox="0 0 1131 1580" svg:d="M1013 1491l118 89-567-1580-564 1580 114-85 136-68 148-46 161-17 161 13 153 46z"/>
    <draw:stroke-dash draw:name="Dot_20__28_Rounded_29_" draw:display-name="Dot (Rounded)" draw:style="round" draw:dots1="1" draw:dots1-length="1%" draw:distance="199%"/>
    <draw:stroke-dash draw:name="Double_20_Dash_20_Dot" draw:display-name="Double Dash Dot" draw:style="rect" draw:dots1="1" draw:dots1-length="800%" draw:dots2="1" draw:dots2-length="1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01T23:39:06.608089605</meta:creation-date>
    <meta:generator>LibreOffice/25.8.1.1$Linux_X86_64 LibreOffice_project/580$Build-1</meta:generator>
    <dc:date>2025-09-09T23:00:43.034237508</dc:date>
    <meta:editing-duration>PT1H31M8S</meta:editing-duration>
    <meta:editing-cycles>15</meta:editing-cycles>
    <meta:document-statistic meta:object-count="191"/>
  </office:meta>
</office:document-meta>
</file>